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1pt" style:font-size-asian="11pt"/>
    </style:style>
    <style:style style:name="P2" style:parent-style-name="Standard" style:family="paragraph">
      <style:text-properties fo:font-size="10pt" style:font-size-asian="10pt"/>
    </style:style>
    <style:style style:name="P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8pt" style:font-size-asian="8pt" fo:language="en" fo:country="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text-properties fo:font-size="8pt" style:font-size-asian="8pt" fo:language="en" fo:country="US"/>
    </style:style>
    <style:style style:name="P8" style:parent-style-name="Standard" style:family="paragraph">
      <style:text-properties fo:font-size="8pt" style:font-size-asian="8pt" fo:language="en" fo:country="US"/>
    </style:style>
    <style:style style:name="P9" style:parent-style-name="Standard" style:family="paragraph">
      <style:text-properties fo:font-size="8pt" style:font-size-asian="8pt" style:text-underline-type="single" style:text-underline-style="solid" style:text-underline-width="auto" style:text-underline-mode="continuous" fo:language="en" fo:country="US"/>
    </style:style>
    <style:style style:name="T1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13" style:parent-style-name="TableContents" style:family="paragraph">
      <style:paragraph-properties style:line-height-at-least="0.2083in"/>
    </style:style>
    <style:style style:name="T14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6" style:parent-style-name="TableContents" style:family="paragraph">
      <style:paragraph-properties style:line-height-at-least="0.2083in"/>
    </style:style>
    <style:style style:name="T1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8" style:parent-style-name="TableContents" style:family="paragraph">
      <style:paragraph-properties style:line-height-at-least="0.2083in"/>
    </style:style>
    <style:style style:name="T1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1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22" style:parent-style-name="TableContents" style:family="paragraph">
      <style:paragraph-properties style:line-height-at-least="0.2083in"/>
      <style:text-properties fo:language="en" fo:country="US"/>
    </style:style>
    <style:style style:name="P23" style:parent-style-name="Standard" style:family="paragraph"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24" style:parent-style-name="TableContents" style:family="paragraph">
      <style:paragraph-properties style:line-height-at-least="0.2083in"/>
    </style:style>
    <style:style style:name="T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6" style:parent-style-name="TableContents" style:family="paragraph">
      <style:paragraph-properties style:line-height-at-least="0.2083in"/>
    </style:style>
    <style:style style:name="T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" style:parent-style-name="TableContents" style:family="paragraph">
      <style:paragraph-properties style:line-height-at-least="0.2083in"/>
    </style:style>
    <style:style style:name="T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1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32" style:parent-style-name="TableContents" style:family="paragraph">
      <style:paragraph-properties style:line-height-at-least="0.2083in"/>
    </style:style>
    <style:style style:name="T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" style:parent-style-name="TableContents" style:family="paragraph">
      <style:paragraph-properties style:line-height-at-least="0.2083in"/>
    </style:style>
    <style:style style:name="T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" style:parent-style-name="TableContents" style:family="paragraph">
      <style:paragraph-properties style:line-height-at-least="0.2083in"/>
      <style:text-properties fo:language="en" fo:country="US"/>
    </style:style>
    <style:style style:name="P37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38" style:parent-style-name="TableContents" style:family="paragraph">
      <style:paragraph-properties style:line-height-at-least="0.2083in"/>
    </style:style>
    <style:style style:name="T3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40" style:parent-style-name="TableContents" style:family="paragraph">
      <style:paragraph-properties style:line-height-at-least="0.2083in"/>
    </style:style>
    <style:style style:name="T4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" style:parent-style-name="TableContents" style:family="paragraph">
      <style:paragraph-properties style:line-height-at-least="0.2083in"/>
    </style:style>
    <style:style style:name="T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" style:parent-style-name="TableContents" style:family="paragraph">
      <style:paragraph-properties style:line-height-at-least="0.2083in"/>
    </style:style>
    <style:style style:name="T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48" style:parent-style-name="Normal" style:family="paragraph">
      <style:paragraph-properties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" style:parent-style-name="Fonteparág.padrão" style:family="text">
      <style:text-properties style:font-name="Consolas" style:font-name-asian="Times New Roman" style:font-name-complex="Courier New" fo:color="#242729" style:letter-kerning="false" fo:font-size="10pt" style:font-size-asian="10pt" style:font-size-complex="10pt" fo:background-color="#EFF0F1" fo:language="en" fo:country="US" style:language-asian="en" style:country-asian="US" style:language-complex="ar" style:country-complex="SA"/>
    </style:style>
    <style:style style:name="P50" style:parent-style-name="TableContents" style:family="paragraph">
      <style:paragraph-properties style:line-height-at-least="0.2083in"/>
      <style:text-properties fo:language="en" fo:country="US"/>
    </style:style>
    <style:style style:name="P51" style:parent-style-name="TableContents" style:family="paragraph">
      <style:paragraph-properties style:line-height-at-least="0.2083in"/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52" style:parent-style-name="TableContents" style:family="paragraph">
      <style:paragraph-properties style:line-height-at-least="0.2083in"/>
    </style:style>
    <style:style style:name="T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" style:parent-style-name="TableContents" style:family="paragraph">
      <style:paragraph-properties style:line-height-at-least="0.2083in"/>
    </style:style>
    <style:style style:name="T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" style:parent-style-name="TableContents" style:family="paragraph">
      <style:paragraph-properties style:line-height-at-least="0.2083in"/>
    </style:style>
    <style:style style:name="T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" style:parent-style-name="TableContents" style:family="paragraph">
      <style:paragraph-properties style:line-height-at-least="0.2083in"/>
    </style:style>
    <style:style style:name="T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" style:parent-style-name="TableContents" style:family="paragraph">
      <style:paragraph-properties style:line-height-at-least="0.2083in"/>
    </style:style>
    <style:style style:name="T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" style:parent-style-name="TableContents" style:family="paragraph">
      <style:paragraph-properties style:line-height-at-least="0.2083in"/>
    </style:style>
    <style:style style:name="T6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" style:parent-style-name="TableContents" style:family="paragraph">
      <style:paragraph-properties style:line-height-at-least="0.2083in"/>
    </style:style>
    <style:style style:name="T6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69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74" style:parent-style-name="TableContents" style:family="paragraph">
      <style:paragraph-properties style:line-height-at-least="0.2083in"/>
      <style:text-properties fo:language="en" fo:country="US"/>
    </style:style>
    <style:style style:name="P75" style:parent-style-name="TableContents" style:family="paragraph">
      <style:paragraph-properties style:line-height-at-least="0.2083in"/>
      <style:text-properties fo:language="en" fo:country="US"/>
    </style:style>
    <style:style style:name="P76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77" style:parent-style-name="TableContents" style:family="paragraph">
      <style:paragraph-properties style:line-height-at-least="0.2083in"/>
    </style:style>
    <style:style style:name="P78" style:parent-style-name="TableContents" style:family="paragraph">
      <style:paragraph-properties style:line-height-at-least="0.2083in"/>
    </style:style>
    <style:style style:name="T79" style:parent-style-name="Fonteparág.padrão" style:family="text">
      <style:text-properties fo:background-color="#FFFF00" style:text-underline-type="single" style:text-underline-style="solid" style:text-underline-width="auto" style:text-underline-mode="continuous" fo:language="en" fo:country="US"/>
    </style:style>
    <style:style style:name="T80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" style:parent-style-name="TableContents" style:family="paragraph">
      <style:paragraph-properties style:line-height-at-least="0.2083in" fo:text-indent="0.5in"/>
    </style:style>
    <style:style style:name="T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" style:parent-style-name="TableContents" style:family="paragraph">
      <style:paragraph-properties style:line-height-at-least="0.2083in" fo:text-indent="0.5in"/>
    </style:style>
    <style:style style:name="T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6" style:parent-style-name="TableContents" style:family="paragraph">
      <style:paragraph-properties style:line-height-at-least="0.2083in" fo:margin-left="0.5in">
        <style:tab-stops/>
      </style:paragraph-properties>
    </style:style>
    <style:style style:name="T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9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1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6" style:parent-style-name="TableContents" style:family="paragraph">
      <style:paragraph-properties style:line-height-at-least="0.2083in" fo:margin-left="1in">
        <style:tab-stops/>
      </style:paragraph-properties>
    </style:style>
    <style:style style:name="T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8" style:parent-style-name="TableContents" style:family="paragraph">
      <style:paragraph-properties style:line-height-at-least="0.2083in"/>
    </style:style>
    <style:style style:name="T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0" style:parent-style-name="TableContents" style:family="paragraph">
      <style:paragraph-properties style:line-height-at-least="0.2083in"/>
    </style:style>
    <style:style style:name="T101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02" style:parent-style-name="Hyperlink" style:family="text">
      <style:text-properties style:font-name="Courier New" style:font-name-complex="Courier New" fo:letter-spacing="0.0034in" fo:font-size="9.5pt" style:font-size-asian="9.5pt" style:font-size-complex="9.5pt" fo:background-color="#FAFAFA" fo:language="en" fo:country="US"/>
    </style:style>
    <style:style style:name="T103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04" style:parent-style-name="Hyperlink" style:family="text">
      <style:text-properties style:font-name="Courier New" style:font-name-complex="Courier New" fo:letter-spacing="0.0034in" fo:font-size="9.5pt" style:font-size-asian="9.5pt" style:font-size-complex="9.5pt" fo:background-color="#FAFAFA" fo:language="en" fo:country="US"/>
    </style:style>
    <style:style style:name="T105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06" style:parent-style-name="Emphasis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07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T108" style:parent-style-name="Hyperlink" style:family="text">
      <style:text-properties style:font-name="Helvetica" fo:color="#1976D2" fo:letter-spacing="0.0034in" fo:font-size="10.5pt" style:font-size-asian="10.5pt" style:font-size-complex="10.5pt" fo:background-color="#FAFAFA" fo:language="en" fo:country="US"/>
    </style:style>
    <style:style style:name="T109" style:parent-style-name="DefaultParagraphFont" style:family="text"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P110" style:parent-style-name="TableContents" style:family="paragraph">
      <style:paragraph-properties style:line-height-at-least="0.2083in"/>
      <style:text-properties style:font-name="Helvetica" fo:letter-spacing="0.0034in" fo:font-size="10.5pt" style:font-size-asian="10.5pt" style:font-size-complex="10.5pt" fo:background-color="#FAFAFA" fo:language="en" fo:country="US"/>
    </style:style>
    <style:style style:name="P111" style:parent-style-name="TableContents" style:family="paragraph">
      <style:paragraph-properties style:line-height-at-least="0.2083in"/>
    </style:style>
    <style:style style:name="T112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13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14" style:parent-style-name="kwd" style:family="text">
      <style:text-properties style:font-name="Courier New" style:font-name-complex="Courier New" fo:color="#0000FF" fo:letter-spacing="0.0034in" fo:font-size="9.5pt" style:font-size-asian="9.5pt" style:font-size-complex="9.5pt" fo:language="en" fo:country="US"/>
    </style:style>
    <style:style style:name="T115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16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17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1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1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2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21" style:parent-style-name="TableContents" style:family="paragraph">
      <style:paragraph-properties style:line-height-at-least="0.2083in"/>
    </style:style>
    <style:style style:name="T122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123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24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25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26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27" style:parent-style-name="TableContents" style:family="paragraph">
      <style:paragraph-properties style:line-height-at-least="0.2083in" fo:text-indent="0.5in"/>
    </style:style>
    <style:style style:name="T12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2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3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31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32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33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134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35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36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37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3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3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4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41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42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43" style:parent-style-name="TableContents" style:family="paragraph">
      <style:paragraph-properties style:line-height-at-least="0.2083in"/>
    </style:style>
    <style:style style:name="T144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P145" style:parent-style-name="TableContents" style:family="paragraph">
      <style:paragraph-properties style:line-height-at-least="0.2083in"/>
    </style:style>
    <style:style style:name="P146" style:parent-style-name="TableContents" style:family="paragraph">
      <style:paragraph-properties style:line-height-at-least="0.2083in"/>
    </style:style>
    <style:style style:name="T147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48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49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50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51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52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53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54" style:parent-style-name="TableContents" style:family="paragraph">
      <style:paragraph-properties style:line-height-at-least="0.2083in"/>
    </style:style>
    <style:style style:name="T155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56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57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58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15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6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61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62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163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64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65" style:parent-style-name="TableContents" style:family="paragraph">
      <style:paragraph-properties style:line-height-at-least="0.2083in"/>
    </style:style>
    <style:style style:name="T166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67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6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6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7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71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72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73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74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175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76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P177" style:parent-style-name="TableContents" style:family="paragraph">
      <style:paragraph-properties style:line-height-at-least="0.2083in"/>
    </style:style>
    <style:style style:name="T178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1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0" style:parent-style-name="TableContents" style:family="paragraph">
      <style:paragraph-properties style:line-height-at-least="0.2083in"/>
      <style:text-properties fo:language="en" fo:country="US"/>
    </style:style>
    <style:style style:name="P2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6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3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31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3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0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2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2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4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3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342" style:parent-style-name="TableContents" style:family="paragraph">
      <style:paragraph-properties style:line-height-at-least="0.2083in"/>
    </style:style>
    <style:style style:name="T3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4" style:parent-style-name="TableContents" style:family="paragraph">
      <style:paragraph-properties style:line-height-at-least="0.2083in"/>
    </style:style>
    <style:style style:name="T3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6" style:parent-style-name="TableContents" style:family="paragraph">
      <style:paragraph-properties style:line-height-at-least="0.2083in"/>
    </style:style>
    <style:style style:name="T3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8" style:parent-style-name="TableContents" style:family="paragraph">
      <style:paragraph-properties style:line-height-at-least="0.2083in"/>
    </style:style>
    <style:style style:name="T3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0" style:parent-style-name="TableContents" style:family="paragraph">
      <style:paragraph-properties style:line-height-at-least="0.2083in"/>
    </style:style>
    <style:style style:name="T35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5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53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354" style:parent-style-name="TableContents" style:family="paragraph">
      <style:paragraph-properties style:line-height-at-least="0.2083in"/>
    </style:style>
    <style:style style:name="T355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356" style:parent-style-name="TableContents" style:family="paragraph">
      <style:paragraph-properties style:line-height-at-least="0.2083in"/>
    </style:style>
    <style:style style:name="T357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358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359" style:parent-style-name="TableContents" style:family="paragraph">
      <style:paragraph-properties style:line-height-at-least="0.2083in"/>
    </style:style>
    <style:style style:name="T360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361" style:parent-style-name="TableContents" style:family="paragraph">
      <style:paragraph-properties style:line-height-at-least="0.2083in"/>
    </style:style>
    <style:style style:name="T362" style:parent-style-name="DefaultParagraphFont" style:family="text">
      <style:text-properties fo:language="en" fo:country="US"/>
    </style:style>
    <style:style style:name="T36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64" style:parent-style-name="TableContents" style:family="paragraph">
      <style:paragraph-properties style:line-height-at-least="0.2083in"/>
    </style:style>
    <style:style style:name="T36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66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6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68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6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70" style:parent-style-name="TableContents" style:family="paragraph">
      <style:paragraph-properties style:line-height-at-least="0.2083in"/>
    </style:style>
    <style:style style:name="T371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7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73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74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75" style:parent-style-name="TableContents" style:family="paragraph">
      <style:paragraph-properties style:line-height-at-least="0.2083in"/>
    </style:style>
    <style:style style:name="T376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7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78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7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80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8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82" style:parent-style-name="TableContents" style:family="paragraph">
      <style:paragraph-properties style:line-height-at-least="0.2083in"/>
    </style:style>
    <style:style style:name="T383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84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85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8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387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88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89" style:parent-style-name="TableContents" style:family="paragraph">
      <style:paragraph-properties style:line-height-at-least="0.2083in"/>
    </style:style>
    <style:style style:name="T390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9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92" style:parent-style-name="TableContents" style:family="paragraph">
      <style:paragraph-properties style:line-height-at-least="0.2083in"/>
    </style:style>
    <style:style style:name="T393" style:parent-style-name="SourceText" style:family="text">
      <style:text-properties style:font-name="Consolas, Menlo, Monaco, 'Lucid" fo:color="#242729" fo:font-size="7.5pt" style:font-size-asian="7.5pt" fo:background-color="#EFF0F1" fo:language="en" fo:country="US"/>
    </style:style>
    <style:style style:name="T394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95" style:parent-style-name="TableContents" style:family="paragraph">
      <style:paragraph-properties style:line-height-at-least="0.2083in"/>
    </style:style>
    <style:style style:name="T39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397" style:parent-style-name="TableContents" style:family="paragraph">
      <style:paragraph-properties style:line-height-at-least="0.2083in"/>
      <style:text-properties fo:language="en" fo:country="US"/>
    </style:style>
    <style:style style:name="P398" style:parent-style-name="TableContents" style:family="paragraph">
      <style:paragraph-properties style:line-height-at-least="0.2083in"/>
      <style:text-properties fo:language="en" fo:country="US"/>
    </style:style>
    <style:style style:name="P399" style:parent-style-name="TableContents" style:family="paragraph">
      <style:paragraph-properties style:line-height-at-least="0.2083in"/>
    </style:style>
    <style:style style:name="T40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01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02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03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04" style:parent-style-name="str" style:family="text">
      <style:text-properties style:font-name="Courier New" style:font-name-complex="Courier New" fo:color="#880000" fo:font-size="9.5pt" style:font-size-asian="9.5pt" style:font-size-complex="9.5pt" fo:language="en" fo:country="US"/>
    </style:style>
    <style:style style:name="T405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06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07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0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0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1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11" style:parent-style-name="typ" style:family="text">
      <style:text-properties style:font-name="Courier New" style:font-name-complex="Courier New" fo:color="#FF0000" fo:font-size="9.5pt" style:font-size-asian="9.5pt" style:font-size-complex="9.5pt" fo:language="en" fo:country="US"/>
    </style:style>
    <style:style style:name="T412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13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14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15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16" style:parent-style-name="kwd" style:family="text">
      <style:text-properties style:font-name="Courier New" style:font-name-complex="Courier New" fo:color="#0000FF" fo:font-size="9.5pt" style:font-size-asian="9.5pt" style:font-size-complex="9.5pt" fo:language="en" fo:country="US"/>
    </style:style>
    <style:style style:name="T417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1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19" style:parent-style-name="str" style:family="text">
      <style:text-properties style:font-name="Courier New" style:font-name-complex="Courier New" fo:color="#880000" fo:font-size="9.5pt" style:font-size-asian="9.5pt" style:font-size-complex="9.5pt" fo:language="en" fo:country="US"/>
    </style:style>
    <style:style style:name="T420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21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22" style:parent-style-name="pln" style:family="text">
      <style:text-properties style:font-name="Courier New" style:font-name-complex="Courier New" fo:color="#000000" fo:letter-spacing="0.0034in" fo:font-size="9.5pt" style:font-size-asian="9.5pt" style:font-size-complex="9.5pt" fo:language="en" fo:country="US"/>
    </style:style>
    <style:style style:name="T423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24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25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26" style:parent-style-name="str" style:family="text">
      <style:text-properties style:font-name="Courier New" style:font-name-complex="Courier New" fo:color="#880000" fo:font-size="9.5pt" style:font-size-asian="9.5pt" style:font-size-complex="9.5pt" fo:language="en" fo:country="US"/>
    </style:style>
    <style:style style:name="T427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28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29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T430" style:parent-style-name="pln" style:family="text">
      <style:text-properties style:font-name="Courier New" style:font-name-complex="Courier New" fo:color="#000000" fo:font-size="9.5pt" style:font-size-asian="9.5pt" style:font-size-complex="9.5pt" fo:language="en" fo:country="US"/>
    </style:style>
    <style:style style:name="T431" style:parent-style-name="pun" style:family="text">
      <style:text-properties style:font-name="Courier New" style:font-name-complex="Courier New" fo:color="#666600" fo:font-size="9.5pt" style:font-size-asian="9.5pt" style:font-size-complex="9.5pt" fo:language="en" fo:country="US"/>
    </style:style>
    <style:style style:name="P432" style:parent-style-name="TableContents" style:family="paragraph">
      <style:paragraph-properties style:line-height-at-least="0.2083in"/>
    </style:style>
    <style:style style:name="T433" style:parent-style-name="SourceText" style:family="text">
      <style:text-properties style:font-name="Calibri" style:font-name-complex="Calibri" fo:color="#242729" fo:font-size="6.5pt" style:font-size-asian="6.5pt" style:font-size-complex="10pt" fo:background-color="#EFF0F1" fo:language="en" fo:country="US"/>
    </style:style>
    <style:style style:name="P434" style:parent-style-name="Normal" style:family="paragraph">
      <style:text-properties fo:hyphenate="true"/>
    </style:style>
    <style:style style:name="T435" style:parent-style-name="Fonteparág.padrão" style:family="text">
      <style:text-properties fo:language="en" fo:country="US"/>
    </style:style>
    <style:style style:name="T436" style:parent-style-name="Hyperlink" style:family="text">
      <style:text-properties style:font-name="Arial" style:font-name-complex="Arial" fo:font-weight="bold" style:font-weight-asian="bold" style:font-weight-complex="bold" fo:color="#3572B0" fo:font-size="10.5pt" style:font-size-asian="10.5pt" style:font-size-complex="10.5pt" fo:language="en" fo:country="US"/>
    </style:style>
    <style:style style:name="P437" style:parent-style-name="NormalWeb" style:family="paragraph">
      <style:paragraph-properties fo:margin-top="0in" fo:margin-bottom="0in"/>
      <style:text-properties style:font-name="Arial" style:font-name-complex="Arial" fo:color="#333333" fo:font-size="10.5pt" style:font-size-asian="10.5pt" style:font-size-complex="10.5pt"/>
    </style:style>
    <style:style style:name="P438" style:parent-style-name="TableContents" style:family="paragraph">
      <style:paragraph-properties style:line-height-at-least="0.2083in"/>
    </style:style>
    <style:style style:name="T439" style:parent-style-name="Hyperlink" style:family="text">
      <style:text-properties fo:language="en" fo:country="US"/>
    </style:style>
    <style:style style:name="T440" style:parent-style-name="DefaultParagraphFont" style:family="text">
      <style:text-properties fo:language="en" fo:country="US"/>
    </style:style>
    <style:style style:name="T441" style:parent-style-name="Hyperlink" style:family="text">
      <style:text-properties fo:language="en" fo:country="US"/>
    </style:style>
    <style:style style:name="P442" style:parent-style-name="TableContents" style:family="paragraph">
      <style:paragraph-properties style:line-height-at-least="0.2083in"/>
      <style:text-properties fo:language="en" fo:country="US"/>
    </style:style>
    <style:style style:name="P443" style:parent-style-name="TableContents" style:family="paragraph">
      <style:paragraph-properties style:line-height-at-least="0.2083in"/>
      <style:text-properties style:text-underline-type="single" style:text-underline-style="solid" style:text-underline-width="auto" style:text-underline-mode="continuous" fo:language="en" fo:country="US"/>
    </style:style>
    <style:style style:name="P444" style:parent-style-name="TableContents" style:family="paragraph">
      <style:paragraph-properties style:line-height-at-least="0.2083in"/>
      <style:text-properties fo:language="en" fo:country="US"/>
    </style:style>
    <style:style style:name="P445" style:parent-style-name="TableContents" style:family="paragraph">
      <style:paragraph-properties style:line-height-at-least="0.2083in"/>
      <style:text-properties fo:language="en" fo:country="US"/>
    </style:style>
    <style:style style:name="P446" style:parent-style-name="TableContents" style:family="paragraph">
      <style:paragraph-properties style:line-height-at-least="0.2083in"/>
      <style:text-properties fo:language="en" fo:country="US"/>
    </style:style>
    <style:style style:name="P447" style:parent-style-name="TableContents" style:family="paragraph">
      <style:paragraph-properties style:line-height-at-least="0.2083in"/>
      <style:text-properties fo:language="en" fo:country="US"/>
    </style:style>
    <style:style style:name="P448" style:parent-style-name="TableContents" style:family="paragraph">
      <style:paragraph-properties style:line-height-at-least="0.2083in"/>
      <style:text-properties fo:language="en" fo:country="US"/>
    </style:style>
    <style:style style:name="P449" style:parent-style-name="TableContents" style:family="paragraph">
      <style:paragraph-properties style:line-height-at-least="0.2083in"/>
      <style:text-properties fo:language="en" fo:country="US"/>
    </style:style>
    <style:style style:name="P450" style:parent-style-name="TableContents" style:family="paragraph">
      <style:paragraph-properties style:line-height-at-least="0.2083in"/>
      <style:text-properties fo:language="en" fo:country="US"/>
    </style:style>
    <style:style style:name="P451" style:parent-style-name="TableContents" style:family="paragraph">
      <style:paragraph-properties style:line-height-at-least="0.2083in"/>
      <style:text-properties fo:language="en" fo:country="US"/>
    </style:style>
    <style:style style:name="P452" style:parent-style-name="TableContents" style:family="paragraph">
      <style:paragraph-properties style:line-height-at-least="0.2083in"/>
      <style:text-properties fo:language="en" fo:country="US"/>
    </style:style>
    <style:style style:name="P453" style:parent-style-name="TableContents" style:family="paragraph">
      <style:paragraph-properties style:line-height-at-least="0.2083in"/>
      <style:text-properties fo:language="en" fo:country="US"/>
    </style:style>
    <style:style style:name="P454" style:parent-style-name="TableContents" style:family="paragraph">
      <style:paragraph-properties style:line-height-at-least="0.2083in"/>
      <style:text-properties fo:language="en" fo:country="US"/>
    </style:style>
    <style:style style:name="P455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456" style:parent-style-name="TableContents" style:family="paragraph">
      <style:paragraph-properties style:line-height-at-least="0.2083in"/>
    </style:style>
    <style:style style:name="T457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5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59" style:parent-style-name="TableContents" style:family="paragraph">
      <style:paragraph-properties style:line-height-at-least="0.2083in"/>
    </style:style>
    <style:style style:name="T46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461" style:parent-style-name="TableContents" style:family="paragraph">
      <style:paragraph-properties style:line-height-at-least="0.2083in"/>
    </style:style>
    <style:style style:name="T46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4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4" style:parent-style-name="TableContents" style:family="paragraph">
      <style:paragraph-properties style:line-height-at-least="0.2083in"/>
    </style:style>
    <style:style style:name="T4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6" style:parent-style-name="TableContents" style:family="paragraph">
      <style:paragraph-properties style:line-height-at-least="0.2083in"/>
    </style:style>
    <style:style style:name="T4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8" style:parent-style-name="TableContents" style:family="paragraph">
      <style:paragraph-properties style:line-height-at-least="0.2083in"/>
    </style:style>
    <style:style style:name="T4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0" style:parent-style-name="TableContents" style:family="paragraph">
      <style:paragraph-properties style:line-height-at-least="0.2083in"/>
    </style:style>
    <style:style style:name="T4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2" style:parent-style-name="TableContents" style:family="paragraph">
      <style:paragraph-properties style:line-height-at-least="0.2083in"/>
    </style:style>
    <style:style style:name="T4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5" style:parent-style-name="TableContents" style:family="paragraph">
      <style:paragraph-properties style:line-height-at-least="0.2083in"/>
    </style:style>
    <style:style style:name="T4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8" style:parent-style-name="TableContents" style:family="paragraph">
      <style:paragraph-properties style:line-height-at-least="0.2083in"/>
    </style:style>
    <style:style style:name="T47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80" style:parent-style-name="TableContents" style:family="paragraph">
      <style:paragraph-properties style:line-height-at-least="0.2083in"/>
    </style:style>
    <style:style style:name="T48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82" style:parent-style-name="TableContents" style:family="paragraph">
      <style:paragraph-properties style:line-height-at-least="0.2083in"/>
    </style:style>
    <style:style style:name="T4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84" style:parent-style-name="TableContents" style:family="paragraph">
      <style:paragraph-properties style:line-height-at-least="0.2083in"/>
    </style:style>
    <style:style style:name="T4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86" style:parent-style-name="TableContents" style:family="paragraph">
      <style:paragraph-properties style:line-height-at-least="0.2083in" fo:text-indent="0.5in"/>
    </style:style>
    <style:style style:name="T4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8" style:parent-style-name="TableContents" style:family="paragraph">
      <style:paragraph-properties style:line-height-at-least="0.2083in" fo:text-indent="0.5in"/>
    </style:style>
    <style:style style:name="T4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0" style:parent-style-name="TableContents" style:family="paragraph">
      <style:paragraph-properties style:line-height-at-least="0.2083in" fo:text-indent="0.5in"/>
    </style:style>
    <style:style style:name="T4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2" style:parent-style-name="TableContents" style:family="paragraph">
      <style:paragraph-properties style:line-height-at-least="0.2083in"/>
    </style:style>
    <style:style style:name="T4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94" style:parent-style-name="TableContents" style:family="paragraph">
      <style:paragraph-properties style:line-height-at-least="0.2083in" fo:text-indent="0.5in"/>
    </style:style>
    <style:style style:name="T4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6" style:parent-style-name="TableContents" style:family="paragraph">
      <style:paragraph-properties style:line-height-at-least="0.2083in"/>
    </style:style>
    <style:style style:name="T49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98" style:parent-style-name="TableContents" style:family="paragraph">
      <style:paragraph-properties style:line-height-at-least="0.2083in"/>
    </style:style>
    <style:style style:name="T49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00" style:parent-style-name="TableContents" style:family="paragraph">
      <style:paragraph-properties style:line-height-at-least="0.2083in" fo:text-indent="0.5in"/>
    </style:style>
    <style:style style:name="T5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2" style:parent-style-name="TableContents" style:family="paragraph">
      <style:paragraph-properties style:line-height-at-least="0.2083in" fo:text-indent="0.5in"/>
    </style:style>
    <style:style style:name="T5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5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6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5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8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5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51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51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5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14" style:parent-style-name="TableContents" style:family="paragraph">
      <style:paragraph-properties style:line-height-at-least="0.2083in"/>
    </style:style>
    <style:style style:name="T51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516" style:parent-style-name="TableContents" style:family="paragraph">
      <style:paragraph-properties style:line-height-at-least="0.2083in"/>
    </style:style>
    <style:style style:name="T5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2" style:parent-style-name="TableContents" style:family="paragraph">
      <style:paragraph-properties style:line-height-at-least="0.2083in"/>
    </style:style>
    <style:style style:name="T5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24" style:parent-style-name="TableContents" style:family="paragraph">
      <style:paragraph-properties style:line-height-at-least="0.2083in"/>
    </style:style>
    <style:style style:name="T52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526" style:parent-style-name="TableContents" style:family="paragraph">
      <style:paragraph-properties style:line-height-at-least="0.2083in"/>
    </style:style>
    <style:style style:name="T52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528" style:parent-style-name="TableContents" style:family="paragraph">
      <style:paragraph-properties style:line-height-at-least="0.2083in"/>
    </style:style>
    <style:style style:name="T52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30" style:parent-style-name="TableContents" style:family="paragraph">
      <style:paragraph-properties style:line-height-at-least="0.2083in"/>
    </style:style>
    <style:style style:name="T5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32" style:parent-style-name="TableContents" style:family="paragraph">
      <style:paragraph-properties style:line-height-at-least="0.2083in"/>
    </style:style>
    <style:style style:name="T5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34" style:parent-style-name="TableContents" style:family="paragraph">
      <style:paragraph-properties style:line-height-at-least="0.2083in" fo:margin-left="0.5in">
        <style:tab-stops/>
      </style:paragraph-properties>
    </style:style>
    <style:style style:name="T5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38" style:parent-style-name="TableContents" style:family="paragraph">
      <style:paragraph-properties style:line-height-at-least="0.2083in" fo:margin-left="0.5in">
        <style:tab-stops/>
      </style:paragraph-properties>
    </style:style>
    <style:style style:name="T5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0" style:parent-style-name="TableContents" style:family="paragraph">
      <style:paragraph-properties style:line-height-at-least="0.2083in"/>
    </style:style>
    <style:style style:name="T5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2" style:parent-style-name="TableContents" style:family="paragraph">
      <style:paragraph-properties style:line-height-at-least="0.2083in"/>
    </style:style>
    <style:style style:name="T5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4" style:parent-style-name="TableContents" style:family="paragraph">
      <style:paragraph-properties style:line-height-at-least="0.2083in"/>
    </style:style>
    <style:style style:name="T5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9" style:parent-style-name="TableContents" style:family="paragraph">
      <style:paragraph-properties style:line-height-at-least="0.2083in"/>
    </style:style>
    <style:style style:name="T5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1" style:parent-style-name="TableContents" style:family="paragraph">
      <style:paragraph-properties style:line-height-at-least="0.2083in"/>
    </style:style>
    <style:style style:name="T5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3" style:parent-style-name="TableContents" style:family="paragraph">
      <style:paragraph-properties style:line-height-at-least="0.2083in"/>
    </style:style>
    <style:style style:name="T5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7" style:parent-style-name="TableContents" style:family="paragraph">
      <style:paragraph-properties fo:break-before="column" style:line-height-at-least="0.2083in"/>
    </style:style>
    <style:style style:name="T55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59" style:parent-style-name="TableContents" style:family="paragraph">
      <style:paragraph-properties style:line-height-at-least="0.2083in" fo:text-indent="0.5in"/>
    </style:style>
    <style:style style:name="T5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1" style:parent-style-name="TableContents" style:family="paragraph">
      <style:paragraph-properties style:line-height-at-least="0.2083in"/>
    </style:style>
    <style:style style:name="T56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5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4" style:parent-style-name="TableContents" style:family="paragraph">
      <style:paragraph-properties style:line-height-at-least="0.2083in"/>
    </style:style>
    <style:style style:name="T5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6" style:parent-style-name="TableContents" style:family="paragraph">
      <style:paragraph-properties style:line-height-at-least="0.2083in"/>
    </style:style>
    <style:style style:name="T5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8" style:parent-style-name="TableContents" style:family="paragraph">
      <style:paragraph-properties style:line-height-at-least="0.2083in"/>
    </style:style>
    <style:style style:name="T5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0" style:parent-style-name="TableContents" style:family="paragraph">
      <style:paragraph-properties style:line-height-at-least="0.2083in" fo:text-indent="0.5in"/>
    </style:style>
    <style:style style:name="T5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2" style:parent-style-name="TableContents" style:family="paragraph">
      <style:paragraph-properties style:line-height-at-least="0.2083in"/>
    </style:style>
    <style:style style:name="T5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4" style:parent-style-name="TableContents" style:family="paragraph">
      <style:paragraph-properties style:line-height-at-least="0.2083in"/>
    </style:style>
    <style:style style:name="T5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76" style:parent-style-name="TableContents" style:family="paragraph">
      <style:paragraph-properties style:line-height-at-least="0.2083in" fo:text-indent="0.5in"/>
    </style:style>
    <style:style style:name="T5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8" style:parent-style-name="TableContents" style:family="paragraph">
      <style:paragraph-properties style:line-height-at-least="0.2083in" fo:text-indent="0.5in"/>
    </style:style>
    <style:style style:name="T5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0" style:parent-style-name="TableContents" style:family="paragraph">
      <style:paragraph-properties style:line-height-at-least="0.2083in" fo:text-indent="0.5in"/>
    </style:style>
    <style:style style:name="T5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2" style:parent-style-name="TableContents" style:family="paragraph">
      <style:paragraph-properties style:line-height-at-least="0.2083in" fo:text-indent="0.5in"/>
    </style:style>
    <style:style style:name="T5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5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7" style:parent-style-name="TableContents" style:family="paragraph">
      <style:paragraph-properties style:line-height-at-least="0.2083in" fo:text-indent="0.5in"/>
    </style:style>
    <style:style style:name="T5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9" style:parent-style-name="TableContents" style:family="paragraph">
      <style:paragraph-properties style:line-height-at-least="0.2083in" fo:text-indent="0.5in"/>
    </style:style>
    <style:style style:name="T5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1" style:parent-style-name="TableContents" style:family="paragraph">
      <style:paragraph-properties style:line-height-at-least="0.2083in" fo:text-indent="0.5in"/>
    </style:style>
    <style:style style:name="T5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3" style:parent-style-name="TableContents" style:family="paragraph">
      <style:paragraph-properties style:line-height-at-least="0.2083in" fo:text-indent="0.5in"/>
    </style:style>
    <style:style style:name="T5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5" style:parent-style-name="TableContents" style:family="paragraph">
      <style:paragraph-properties style:line-height-at-least="0.2083in" fo:text-indent="0.5in"/>
    </style:style>
    <style:style style:name="T5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7" style:parent-style-name="TableContents" style:family="paragraph">
      <style:paragraph-properties style:line-height-at-least="0.2083in" fo:text-indent="0.5in"/>
    </style:style>
    <style:style style:name="T5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0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01" style:parent-style-name="TableContents" style:family="paragraph">
      <style:paragraph-properties style:line-height-at-least="0.2083in"/>
    </style:style>
    <style:style style:name="T60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4" style:parent-style-name="TableContents" style:family="paragraph">
      <style:paragraph-properties style:line-height-at-least="0.2083in"/>
    </style:style>
    <style:style style:name="T60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0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8" style:parent-style-name="TableContents" style:family="paragraph">
      <style:paragraph-properties style:line-height-at-least="0.2083in"/>
    </style:style>
    <style:style style:name="T6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0" style:parent-style-name="TableContents" style:family="paragraph">
      <style:paragraph-properties style:line-height-at-least="0.2083in"/>
    </style:style>
    <style:style style:name="T6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2" style:parent-style-name="TableContents" style:family="paragraph">
      <style:paragraph-properties style:line-height-at-least="0.2083in"/>
    </style:style>
    <style:style style:name="T61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614" style:parent-style-name="TableContents" style:family="paragraph">
      <style:paragraph-properties style:line-height-at-least="0.2083in" fo:margin-left="0.5in">
        <style:tab-stops/>
      </style:paragraph-properties>
    </style:style>
    <style:style style:name="T6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6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1" style:parent-style-name="TableContents" style:family="paragraph">
      <style:paragraph-properties style:line-height-at-least="0.2083in" fo:margin-left="0.5in">
        <style:tab-stops/>
      </style:paragraph-properties>
    </style:style>
    <style:style style:name="T6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3" style:parent-style-name="TableContents" style:family="paragraph">
      <style:paragraph-properties style:line-height-at-least="0.2083in"/>
    </style:style>
    <style:style style:name="T62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625" style:parent-style-name="TableContents" style:family="paragraph">
      <style:paragraph-properties style:line-height-at-least="0.2083in" fo:margin-left="0.5in">
        <style:tab-stops/>
      </style:paragraph-properties>
    </style:style>
    <style:style style:name="T6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7" style:parent-style-name="TableContents" style:family="paragraph">
      <style:paragraph-properties style:line-height-at-least="0.2083in" fo:margin-left="0.5in">
        <style:tab-stops/>
      </style:paragraph-properties>
    </style:style>
    <style:style style:name="T6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9" style:parent-style-name="TableContents" style:family="paragraph">
      <style:paragraph-properties style:line-height-at-least="0.2083in"/>
    </style:style>
    <style:style style:name="T6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1" style:parent-style-name="TableContents" style:family="paragraph">
      <style:paragraph-properties style:line-height-at-least="0.2083in" fo:margin-left="0.5in">
        <style:tab-stops/>
      </style:paragraph-properties>
    </style:style>
    <style:style style:name="T6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4" style:parent-style-name="TableContents" style:family="paragraph">
      <style:paragraph-properties style:line-height-at-least="0.2083in" fo:text-indent="0.5in"/>
    </style:style>
    <style:style style:name="T6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6" style:parent-style-name="TableContents" style:family="paragraph">
      <style:paragraph-properties style:line-height-at-least="0.2083in" fo:text-indent="0.5in"/>
    </style:style>
    <style:style style:name="T6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8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6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0" style:parent-style-name="TableContents" style:family="paragraph">
      <style:paragraph-properties style:line-height-at-least="0.2083in"/>
    </style:style>
    <style:style style:name="T6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2" style:parent-style-name="Fonteparág.padrão" style:family="text">
      <style:text-properties style:font-name="Consolas, Menlo, Monaco, 'Lucid" style:font-name-asian="Courier New" style:font-name-complex="Liberation Mono" fo:color="#242729" fo:font-size="6.5pt" style:font-size-asian="6.5pt" style:font-size-complex="10pt" fo:background-color="#EFF0F1" fo:language="en" fo:country="US"/>
    </style:style>
    <style:style style:name="P643" style:parent-style-name="TableContents" style:family="paragraph">
      <style:paragraph-properties style:line-height-at-least="0.2083in"/>
      <style:text-properties fo:language="en" fo:country="US"/>
    </style:style>
    <style:style style:name="T6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46" style:parent-style-name="Standard" style:family="paragraph">
      <style:text-properties fo:language="en" fo:country="US"/>
    </style:style>
    <style:style style:name="T6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1" style:parent-style-name="Standard" style:family="paragraph">
      <style:paragraph-properties fo:margin-left="0.5in">
        <style:tab-stops/>
      </style:paragraph-properties>
    </style:style>
    <style:style style:name="T6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3" style:parent-style-name="Standard" style:family="paragraph"/>
    <style:style style:name="T6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6" style:parent-style-name="Standard" style:family="paragraph">
      <style:paragraph-properties fo:margin-left="0.5in">
        <style:tab-stops/>
      </style:paragraph-properties>
    </style:style>
    <style:style style:name="T6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8" style:parent-style-name="Standard" style:family="paragraph">
      <style:paragraph-properties fo:margin-left="0.5in">
        <style:tab-stops/>
      </style:paragraph-properties>
    </style:style>
    <style:style style:name="T6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81" style:parent-style-name="Standard" style:family="paragraph">
      <style:paragraph-properties fo:margin-left="0.5in">
        <style:tab-stops/>
      </style:paragraph-properties>
    </style:style>
    <style:style style:name="T68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83" style:parent-style-name="Standard" style:family="paragraph">
      <style:paragraph-properties fo:margin-left="0.5in">
        <style:tab-stops/>
      </style:paragraph-properties>
    </style:style>
    <style:style style:name="P684" style:parent-style-name="Standard" style:family="paragraph">
      <style:paragraph-properties fo:margin-left="0.5in">
        <style:tab-stops/>
      </style:paragraph-properties>
    </style:style>
    <style:style style:name="T68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86" style:parent-style-name="Standard" style:family="paragraph">
      <style:paragraph-properties fo:margin-left="0.5in">
        <style:tab-stops/>
      </style:paragraph-properties>
    </style:style>
    <style:style style:name="T68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9" style:parent-style-name="Standard" style:family="paragraph">
      <style:paragraph-properties fo:margin-left="0.5in">
        <style:tab-stops/>
      </style:paragraph-properties>
    </style:style>
    <style:style style:name="T6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1" style:parent-style-name="Standard" style:family="paragraph">
      <style:paragraph-properties fo:margin-left="0.5in">
        <style:tab-stops/>
      </style:paragraph-properties>
    </style:style>
    <style:style style:name="T6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3" style:parent-style-name="Standard" style:family="paragraph"/>
    <style:style style:name="T6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5" style:parent-style-name="Standard" style:family="paragraph">
      <style:paragraph-properties fo:margin-left="0.5in">
        <style:tab-stops/>
      </style:paragraph-properties>
    </style:style>
    <style:style style:name="T6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7" style:parent-style-name="Standard" style:family="paragraph">
      <style:paragraph-properties fo:margin-left="0.5in">
        <style:tab-stops/>
      </style:paragraph-properties>
    </style:style>
    <style:style style:name="T6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1" style:parent-style-name="Standard" style:family="paragraph">
      <style:paragraph-properties fo:margin-left="0.5in">
        <style:tab-stops/>
      </style:paragraph-properties>
    </style:style>
    <style:style style:name="T7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04" style:parent-style-name="Standard" style:family="paragraph">
      <style:paragraph-properties fo:margin-left="0.5in">
        <style:tab-stops/>
      </style:paragraph-properties>
    </style:style>
    <style:style style:name="T7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6" style:parent-style-name="Standard" style:family="paragraph">
      <style:paragraph-properties fo:margin-left="0.5in">
        <style:tab-stops/>
      </style:paragraph-properties>
    </style:style>
    <style:style style:name="T7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09" style:parent-style-name="Standard" style:family="paragraph">
      <style:paragraph-properties fo:margin-left="0.5in">
        <style:tab-stops/>
      </style:paragraph-properties>
    </style:style>
    <style:style style:name="T7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1" style:parent-style-name="Standard" style:family="paragraph">
      <style:paragraph-properties fo:margin-left="0.5in">
        <style:tab-stops/>
      </style:paragraph-properties>
    </style:style>
    <style:style style:name="T7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3" style:parent-style-name="Standard" style:family="paragraph">
      <style:paragraph-properties fo:margin-left="0.5in">
        <style:tab-stops/>
      </style:paragraph-properties>
    </style:style>
    <style:style style:name="T7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5" style:parent-style-name="Standard" style:family="paragraph">
      <style:paragraph-properties fo:margin-left="0.5in">
        <style:tab-stops/>
      </style:paragraph-properties>
    </style:style>
    <style:style style:name="T7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18" style:parent-style-name="Standard" style:family="paragraph">
      <style:paragraph-properties fo:margin-left="0.5in">
        <style:tab-stops/>
      </style:paragraph-properties>
    </style:style>
    <style:style style:name="T7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21" style:parent-style-name="Standard" style:family="paragraph">
      <style:paragraph-properties fo:margin-left="0.5in">
        <style:tab-stops/>
      </style:paragraph-properties>
    </style:style>
    <style:style style:name="T7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3" style:parent-style-name="Standard" style:family="paragraph">
      <style:paragraph-properties fo:margin-left="0.5in">
        <style:tab-stops/>
      </style:paragraph-properties>
    </style:style>
    <style:style style:name="T7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5" style:parent-style-name="Standard" style:family="paragraph">
      <style:paragraph-properties fo:margin-left="0.5in">
        <style:tab-stops/>
      </style:paragraph-properties>
    </style:style>
    <style:style style:name="P726" style:parent-style-name="Standard" style:family="paragraph"/>
    <style:style style:name="T72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7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3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31" style:parent-style-name="Standard" style:family="paragraph">
      <style:paragraph-properties fo:margin-left="0.5in">
        <style:tab-stops/>
      </style:paragraph-properties>
    </style:style>
    <style:style style:name="T732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34" style:parent-style-name="Standard" style:family="paragraph">
      <style:paragraph-properties fo:margin-left="0.5in">
        <style:tab-stops/>
      </style:paragraph-properties>
    </style:style>
    <style:style style:name="T7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36" style:parent-style-name="Standard" style:family="paragraph">
      <style:paragraph-properties fo:margin-left="0.5in">
        <style:tab-stops/>
      </style:paragraph-properties>
    </style:style>
    <style:style style:name="T7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40" style:parent-style-name="Standard" style:family="paragraph">
      <style:paragraph-properties fo:margin-left="0.5in">
        <style:tab-stops/>
      </style:paragraph-properties>
    </style:style>
    <style:style style:name="T7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42" style:parent-style-name="Standard" style:family="paragraph">
      <style:paragraph-properties fo:margin-left="0.5in">
        <style:tab-stops/>
      </style:paragraph-properties>
    </style:style>
    <style:style style:name="T7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4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47" style:parent-style-name="Standard" style:family="paragraph">
      <style:paragraph-properties fo:margin-left="0.5in">
        <style:tab-stops/>
      </style:paragraph-properties>
    </style:style>
    <style:style style:name="T7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49" style:parent-style-name="Standard" style:family="paragraph">
      <style:paragraph-properties fo:margin-left="0.5in">
        <style:tab-stops/>
      </style:paragraph-properties>
    </style:style>
    <style:style style:name="T7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1" style:parent-style-name="Standard" style:family="paragraph">
      <style:paragraph-properties fo:margin-left="0.5in">
        <style:tab-stops/>
      </style:paragraph-properties>
    </style:style>
    <style:style style:name="T7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3" style:parent-style-name="Standard" style:family="paragraph">
      <style:paragraph-properties fo:margin-left="0.5in">
        <style:tab-stops/>
      </style:paragraph-properties>
    </style:style>
    <style:style style:name="T7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5" style:parent-style-name="Standard" style:family="paragraph">
      <style:paragraph-properties fo:margin-left="0.5in">
        <style:tab-stops/>
      </style:paragraph-properties>
    </style:style>
    <style:style style:name="T7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7" style:parent-style-name="Standard" style:family="paragraph">
      <style:paragraph-properties fo:margin-left="0.5in">
        <style:tab-stops/>
      </style:paragraph-properties>
    </style:style>
    <style:style style:name="T7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9" style:parent-style-name="Standard" style:family="paragraph">
      <style:paragraph-properties fo:margin-left="0.5in">
        <style:tab-stops/>
      </style:paragraph-properties>
    </style:style>
    <style:style style:name="T7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1" style:parent-style-name="Standard" style:family="paragraph">
      <style:paragraph-properties fo:margin-left="0.5in">
        <style:tab-stops/>
      </style:paragraph-properties>
    </style:style>
    <style:style style:name="T7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3" style:parent-style-name="Standard" style:family="paragraph">
      <style:paragraph-properties fo:margin-left="0.5in">
        <style:tab-stops/>
      </style:paragraph-properties>
    </style:style>
    <style:style style:name="T7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5" style:parent-style-name="Standard" style:family="paragraph">
      <style:paragraph-properties fo:margin-left="0.5in">
        <style:tab-stops/>
      </style:paragraph-properties>
    </style:style>
    <style:style style:name="T7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7" style:parent-style-name="Standard" style:family="paragraph">
      <style:paragraph-properties fo:margin-left="0.5in">
        <style:tab-stops/>
      </style:paragraph-properties>
    </style:style>
    <style:style style:name="T7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9" style:parent-style-name="Standard" style:family="paragraph">
      <style:paragraph-properties fo:margin-left="0.5in">
        <style:tab-stops/>
      </style:paragraph-properties>
    </style:style>
    <style:style style:name="T7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1" style:parent-style-name="Standard" style:family="paragraph">
      <style:paragraph-properties fo:margin-left="0.5in">
        <style:tab-stops/>
      </style:paragraph-properties>
    </style:style>
    <style:style style:name="T7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3" style:parent-style-name="Standard" style:family="paragraph">
      <style:paragraph-properties fo:margin-left="0.5in">
        <style:tab-stops/>
      </style:paragraph-properties>
    </style:style>
    <style:style style:name="T7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5" style:parent-style-name="Standard" style:family="paragraph">
      <style:paragraph-properties fo:margin-left="0.5in">
        <style:tab-stops/>
      </style:paragraph-properties>
    </style:style>
    <style:style style:name="T7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7" style:parent-style-name="Standard" style:family="paragraph">
      <style:paragraph-properties fo:margin-left="0.5in">
        <style:tab-stops/>
      </style:paragraph-properties>
    </style:style>
    <style:style style:name="T7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79" style:parent-style-name="Standard" style:family="paragraph">
      <style:paragraph-properties fo:margin-left="0.5in">
        <style:tab-stops/>
      </style:paragraph-properties>
    </style:style>
    <style:style style:name="T7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81" style:parent-style-name="Standard" style:family="paragraph">
      <style:paragraph-properties fo:margin-left="0.5in">
        <style:tab-stops/>
      </style:paragraph-properties>
    </style:style>
    <style:style style:name="T78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783" style:parent-style-name="Standard" style:family="paragraph">
      <style:paragraph-properties fo:margin-left="0.5in">
        <style:tab-stops/>
      </style:paragraph-properties>
    </style:style>
    <style:style style:name="T78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785" style:parent-style-name="Standard" style:family="paragraph">
      <style:paragraph-properties fo:margin-left="0.5in">
        <style:tab-stops/>
      </style:paragraph-properties>
    </style:style>
    <style:style style:name="T786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7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88" style:parent-style-name="Standard" style:family="paragraph">
      <style:paragraph-properties fo:margin-left="0.5in">
        <style:tab-stops/>
      </style:paragraph-properties>
    </style:style>
    <style:style style:name="T7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90" style:parent-style-name="Standard" style:family="paragraph">
      <style:paragraph-properties fo:break-before="column" fo:margin-left="0.5in">
        <style:tab-stops/>
      </style:paragraph-properties>
      <style:text-properties fo:language="en" fo:country="US"/>
    </style:style>
    <style:style style:name="P791" style:parent-style-name="Standard" style:family="paragraph">
      <style:paragraph-properties fo:margin-left="0.5in">
        <style:tab-stops/>
      </style:paragraph-properties>
    </style:style>
    <style:style style:name="T7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9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9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9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0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0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0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0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0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1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20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21" style:parent-style-name="Standard" style:family="paragraph">
      <style:paragraph-properties fo:margin-left="0.5in">
        <style:tab-stops/>
      </style:paragraph-properties>
    </style:style>
    <style:style style:name="T82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24" style:parent-style-name="Standard" style:family="paragraph">
      <style:paragraph-properties fo:margin-left="0.5in">
        <style:tab-stops/>
      </style:paragraph-properties>
    </style:style>
    <style:style style:name="T82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6" style:parent-style-name="Standard" style:family="paragraph">
      <style:paragraph-properties fo:margin-left="0.5in">
        <style:tab-stops/>
      </style:paragraph-properties>
    </style:style>
    <style:style style:name="T82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8" style:parent-style-name="Standard" style:family="paragraph">
      <style:paragraph-properties fo:margin-left="0.5in">
        <style:tab-stops/>
      </style:paragraph-properties>
    </style:style>
    <style:style style:name="T82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0" style:parent-style-name="Standard" style:family="paragraph">
      <style:paragraph-properties fo:margin-left="0.5in">
        <style:tab-stops/>
      </style:paragraph-properties>
    </style:style>
    <style:style style:name="T8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2" style:parent-style-name="Standard" style:family="paragraph">
      <style:paragraph-properties fo:margin-left="0.5in">
        <style:tab-stops/>
      </style:paragraph-properties>
    </style:style>
    <style:style style:name="T8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4" style:parent-style-name="Standard" style:family="paragraph">
      <style:paragraph-properties fo:margin-left="0.5in">
        <style:tab-stops/>
      </style:paragraph-properties>
    </style:style>
    <style:style style:name="T8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6" style:parent-style-name="Standard" style:family="paragraph">
      <style:paragraph-properties fo:margin-left="0.5in">
        <style:tab-stops/>
      </style:paragraph-properties>
    </style:style>
    <style:style style:name="T8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8" style:parent-style-name="Standard" style:family="paragraph">
      <style:paragraph-properties fo:margin-left="0.5in">
        <style:tab-stops/>
      </style:paragraph-properties>
    </style:style>
    <style:style style:name="T8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0" style:parent-style-name="Standard" style:family="paragraph">
      <style:paragraph-properties fo:margin-left="0.5in">
        <style:tab-stops/>
      </style:paragraph-properties>
    </style:style>
    <style:style style:name="T84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2" style:parent-style-name="Standard" style:family="paragraph">
      <style:paragraph-properties fo:margin-left="0.5in">
        <style:tab-stops/>
      </style:paragraph-properties>
    </style:style>
    <style:style style:name="T8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4" style:parent-style-name="Standard" style:family="paragraph">
      <style:paragraph-properties fo:margin-left="0.5in">
        <style:tab-stops/>
      </style:paragraph-properties>
    </style:style>
    <style:style style:name="T84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6" style:parent-style-name="Standard" style:family="paragraph">
      <style:paragraph-properties fo:margin-left="0.5in">
        <style:tab-stops/>
      </style:paragraph-properties>
    </style:style>
    <style:style style:name="T8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8" style:parent-style-name="Standard" style:family="paragraph">
      <style:paragraph-properties fo:margin-left="0.5in">
        <style:tab-stops/>
      </style:paragraph-properties>
    </style:style>
    <style:style style:name="T8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50" style:parent-style-name="Standard" style:family="paragraph">
      <style:paragraph-properties fo:margin-left="0.5in">
        <style:tab-stops/>
      </style:paragraph-properties>
    </style:style>
    <style:style style:name="T8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52" style:parent-style-name="Standard" style:family="paragraph">
      <style:paragraph-properties fo:margin-left="0.5in">
        <style:tab-stops/>
      </style:paragraph-properties>
    </style:style>
    <style:style style:name="T8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54" style:parent-style-name="Standard" style:family="paragraph">
      <style:paragraph-properties fo:margin-left="0.5in">
        <style:tab-stops/>
      </style:paragraph-properties>
    </style:style>
    <style:style style:name="T85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56" style:parent-style-name="Standard" style:family="paragraph">
      <style:paragraph-properties fo:margin-left="0.5in">
        <style:tab-stops/>
      </style:paragraph-properties>
    </style:style>
    <style:style style:name="T85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58" style:parent-style-name="Standard" style:family="paragraph">
      <style:paragraph-properties fo:margin-left="0.5in">
        <style:tab-stops/>
      </style:paragraph-properties>
    </style:style>
    <style:style style:name="T85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60" style:parent-style-name="Standard" style:family="paragraph">
      <style:paragraph-properties fo:margin-left="0.5in">
        <style:tab-stops/>
      </style:paragraph-properties>
    </style:style>
    <style:style style:name="T86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62" style:parent-style-name="Standard" style:family="paragraph">
      <style:paragraph-properties fo:margin-left="0.5in">
        <style:tab-stops/>
      </style:paragraph-properties>
    </style:style>
    <style:style style:name="T86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64" style:parent-style-name="Standard" style:family="paragraph">
      <style:paragraph-properties fo:margin-left="0.5in">
        <style:tab-stops/>
      </style:paragraph-properties>
    </style:style>
    <style:style style:name="T86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66" style:parent-style-name="Standard" style:family="paragraph">
      <style:paragraph-properties fo:margin-left="0.5in">
        <style:tab-stops/>
      </style:paragraph-properties>
    </style:style>
    <style:style style:name="T86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68" style:parent-style-name="Standard" style:family="paragraph">
      <style:paragraph-properties fo:margin-left="0.5in">
        <style:tab-stops/>
      </style:paragraph-properties>
    </style:style>
    <style:style style:name="T86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70" style:parent-style-name="Standard" style:family="paragraph">
      <style:paragraph-properties fo:margin-left="0.5in">
        <style:tab-stops/>
      </style:paragraph-properties>
    </style:style>
    <style:style style:name="T87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7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7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74" style:parent-style-name="Standard" style:family="paragraph">
      <style:paragraph-properties fo:margin-left="0.5in">
        <style:tab-stops/>
      </style:paragraph-properties>
    </style:style>
    <style:style style:name="T8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76" style:parent-style-name="Standard" style:family="paragraph">
      <style:paragraph-properties fo:margin-left="0.5in">
        <style:tab-stops/>
      </style:paragraph-properties>
    </style:style>
    <style:style style:name="T87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78" style:parent-style-name="Standard" style:family="paragraph"/>
    <style:style style:name="T87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80" style:parent-style-name="Standard" style:family="paragraph"/>
    <style:style style:name="T88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82" style:parent-style-name="Standard" style:family="paragraph"/>
    <style:style style:name="T8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84" style:parent-style-name="Standard" style:family="paragraph"/>
    <style:style style:name="T8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86" style:parent-style-name="Standard" style:family="paragraph"/>
    <style:style style:name="T8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88" style:parent-style-name="Normal" style:family="paragraph">
      <style:paragraph-properties fo:margin-left="0.5in">
        <style:tab-stops>
          <style:tab-stop style:type="left" style:position="4.2083in"/>
        </style:tab-stops>
      </style:paragraph-properties>
      <style:text-properties fo:hyphenate="true"/>
    </style:style>
    <style:style style:name="T8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90" style:parent-style-name="Standard" style:family="paragraph">
      <style:paragraph-properties fo:margin-left="0.5in">
        <style:tab-stops/>
      </style:paragraph-properties>
    </style:style>
    <style:style style:name="T89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92" style:parent-style-name="Standard" style:family="paragraph"/>
    <style:style style:name="T8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9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89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96" style:parent-style-name="Standard" style:family="paragraph"/>
    <style:style style:name="T89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98" style:parent-style-name="Standard" style:family="paragraph"/>
    <style:style style:name="T89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00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901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902" style:parent-style-name="Standard" style:family="paragraph">
      <style:paragraph-properties fo:margin-left="0.5in">
        <style:tab-stops/>
      </style:paragraph-properties>
    </style:style>
    <style:style style:name="T90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04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905" style:parent-style-name="Standard" style:family="paragraph">
      <style:paragraph-properties fo:margin-left="1in">
        <style:tab-stops/>
      </style:paragraph-properties>
    </style:style>
    <style:style style:name="T90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07" style:parent-style-name="Standard" style:family="paragraph">
      <style:paragraph-properties fo:margin-left="1in">
        <style:tab-stops/>
      </style:paragraph-properties>
    </style:style>
    <style:style style:name="T90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09" style:parent-style-name="Standard" style:family="paragraph">
      <style:paragraph-properties fo:margin-left="1in">
        <style:tab-stops/>
      </style:paragraph-properties>
    </style:style>
    <style:style style:name="T91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1" style:parent-style-name="Standard" style:family="paragraph">
      <style:paragraph-properties fo:margin-left="1in">
        <style:tab-stops/>
      </style:paragraph-properties>
    </style:style>
    <style:style style:name="T91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3" style:parent-style-name="Standard" style:family="paragraph">
      <style:paragraph-properties fo:margin-left="1in">
        <style:tab-stops/>
      </style:paragraph-properties>
    </style:style>
    <style:style style:name="T91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5" style:parent-style-name="Standard" style:family="paragraph">
      <style:paragraph-properties fo:margin-left="1in">
        <style:tab-stops/>
      </style:paragraph-properties>
    </style:style>
    <style:style style:name="T91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7" style:parent-style-name="Standard" style:family="paragraph">
      <style:paragraph-properties fo:margin-left="1in">
        <style:tab-stops/>
      </style:paragraph-properties>
    </style:style>
    <style:style style:name="T91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19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920" style:parent-style-name="Standard" style:family="paragraph">
      <style:paragraph-properties fo:margin-left="1in">
        <style:tab-stops/>
      </style:paragraph-properties>
    </style:style>
    <style:style style:name="T92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22" style:parent-style-name="Standard" style:family="paragraph">
      <style:paragraph-properties fo:margin-left="1in">
        <style:tab-stops/>
      </style:paragraph-properties>
    </style:style>
    <style:style style:name="T9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24" style:parent-style-name="Standard" style:family="paragraph">
      <style:paragraph-properties fo:margin-left="1in">
        <style:tab-stops/>
      </style:paragraph-properties>
    </style:style>
    <style:style style:name="T92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26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927" style:parent-style-name="Standard" style:family="paragraph">
      <style:paragraph-properties fo:margin-left="0.5in">
        <style:tab-stops/>
      </style:paragraph-properties>
    </style:style>
    <style:style style:name="T9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92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3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9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932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93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9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3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9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37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9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3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9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4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9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4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9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4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9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47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94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9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50" style:parent-style-name="TableContents" style:family="paragraph">
      <style:paragraph-properties style:line-height-at-least="0.2083in"/>
      <style:text-properties fo:language="en" fo:country="US"/>
    </style:style>
    <style:style style:name="P951" style:parent-style-name="Standard" style:family="paragraph">
      <style:text-properties fo:language="en" fo:country="US"/>
    </style:style>
    <style:style style:name="T95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953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954" style:parent-style-name="TableContents" style:family="paragraph">
      <style:paragraph-properties style:line-height-at-least="0.2083in"/>
    </style:style>
    <style:style style:name="T95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95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957" style:parent-style-name="TableContents" style:family="paragraph">
      <style:paragraph-properties style:line-height-at-least="0.2083in"/>
    </style:style>
    <style:style style:name="T958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959" style:parent-style-name="TableContents" style:family="paragraph">
      <style:paragraph-properties style:line-height-at-least="0.2083in"/>
    </style:style>
    <style:style style:name="T96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96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962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963" style:parent-style-name="TableContents" style:family="paragraph">
      <style:paragraph-properties style:line-height-at-least="0.2083in"/>
    </style:style>
    <style:style style:name="T964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965" style:parent-style-name="TableContents" style:family="paragraph">
      <style:paragraph-properties style:line-height-at-least="0.2083in"/>
    </style:style>
    <style:style style:name="T96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967" style:parent-style-name="TableContents" style:family="paragraph">
      <style:paragraph-properties style:line-height-at-least="0.2083in"/>
    </style:style>
    <style:style style:name="T96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969" style:parent-style-name="TableContents" style:family="paragraph">
      <style:paragraph-properties style:line-height-at-least="0.2083in"/>
      <style:text-properties fo:language="en" fo:country="US"/>
    </style:style>
    <style:style style:name="P970" style:parent-style-name="Standard" style:family="paragraph">
      <style:text-properties fo:language="en" fo:country="US"/>
    </style:style>
    <style:style style:name="T97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9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97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974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/>
    </style:style>
    <style:style style:name="T9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97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977" style:parent-style-name="pl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978" style:parent-style-name="pu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979" style:parent-style-name="pl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980" style:parent-style-name="pl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981" style:parent-style-name="pu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982" style:parent-style-name="pln" style:family="text">
      <style:text-properties style:font-name="Courier New" style:font-name-complex="Courier New" fo:color="#17FF0B" fo:letter-spacing="0.0034in" fo:font-size="9.5pt" style:font-size-asian="9.5pt" style:font-size-complex="9.5pt" fo:background-color="#333333" fo:language="en" fo:country="US"/>
    </style:style>
    <style:style style:name="T983" style:parent-style-name="pl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984" style:parent-style-name="pu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985" style:parent-style-name="pl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986" style:parent-style-name="pu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987" style:parent-style-name="pl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988" style:parent-style-name="pu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T989" style:parent-style-name="pln" style:family="text">
      <style:text-properties style:font-name="Courier New" style:font-name-complex="Courier New" fo:color="#17FF0B" fo:font-size="9.5pt" style:font-size-asian="9.5pt" style:font-size-complex="9.5pt" fo:background-color="#333333" fo:language="en" fo:country="US"/>
    </style:style>
    <style:style style:name="P990" style:parent-style-name="TableContents" style:family="paragraph">
      <style:paragraph-properties style:line-height-at-least="0.2083in"/>
    </style:style>
    <style:style style:name="P991" style:parent-style-name="TableContents" style:family="paragraph">
      <style:paragraph-properties style:line-height-at-least="0.2083in"/>
    </style:style>
    <style:style style:name="T9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9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99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995" style:parent-style-name="TableContents" style:family="paragraph">
      <style:paragraph-properties style:line-height-at-least="0.2083in"/>
    </style:style>
    <style:style style:name="T996" style:parent-style-name="DefaultParagraphFont" style:family="text">
      <style:text-properties style:font-name="Lucida Sans Unicode" style:font-name-asian="Times New Roman" style:font-name-complex="Lucida Sans Unicode" fo:font-weight="bold" style:font-weight-asian="bold" style:font-weight-complex="bold" fo:letter-spacing="-0.0027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997" style:parent-style-name="DefaultParagraphFont" style:family="text">
      <style:text-properties style:font-name="Lucida Sans Unicode" style:font-name-asian="Times New Roman" style:font-name-complex="Lucida Sans Unicode" fo:font-weight="bold" style:font-weight-asian="bold" style:font-weight-complex="bold" fo:letter-spacing="-0.0027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P998" style:parent-style-name="Normal" style:family="paragraph">
      <style:paragraph-properties style:vertical-align="auto" fo:background-color="#FFFFFF"/>
      <style:text-properties fo:hyphenate="true"/>
    </style:style>
    <style:style style:name="T999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00" style:parent-style-name="DefaultParagraphFont" style:family="text">
      <style:text-properties style:font-name="Courier New" style:font-name-asian="Times New Roman" style:font-name-complex="Courier New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01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02" style:parent-style-name="DefaultParagraphFont" style:family="text">
      <style:text-properties style:font-name="Courier New" style:font-name-asian="Times New Roman" style:font-name-complex="Courier New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03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P1004" style:parent-style-name="TableContents" style:family="paragraph">
      <style:paragraph-properties style:line-height-at-least="0.2083in"/>
      <style:text-properties fo:language="en" fo:country="US"/>
    </style:style>
    <style:style style:name="P1005" style:parent-style-name="TableContents" style:family="paragraph">
      <style:paragraph-properties style:line-height-at-least="0.2083in"/>
      <style:text-properties fo:language="en" fo:country="US"/>
    </style:style>
    <style:style style:name="P1006" style:parent-style-name="TableContents" style:family="paragraph">
      <style:paragraph-properties style:line-height-at-least="0.2083in"/>
      <style:text-properties style:font-name="Lucida Sans Unicode" style:font-name-asian="Times New Roman" style:font-name-complex="Lucida Sans Unicode" fo:font-weight="bold" style:font-weight-asian="bold" style:font-weight-complex="bold" fo:letter-spacing="-0.0027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P1007" style:parent-style-name="Normal" style:family="paragraph">
      <style:paragraph-properties style:vertical-align="auto" fo:background-color="#FFFFFF"/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P1008" style:parent-style-name="Normal" style:family="paragraph">
      <style:paragraph-properties style:vertical-align="auto" fo:background-color="#FFFFFF"/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P1009" style:parent-style-name="Normal" style:family="paragraph">
      <style:paragraph-properties style:vertical-align="auto" fo:background-color="#FFFFFF"/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P1010" style:parent-style-name="Normal" style:family="paragraph">
      <style:paragraph-properties style:vertical-align="auto" fo:background-color="#FFFFFF"/>
      <style:text-properties fo:hyphenate="true"/>
    </style:style>
    <style:style style:name="T1011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12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13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14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T1015" style:parent-style-name="DefaultParagraphFont" style:family="text"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/>
    </style:style>
    <style:style style:name="P1016" style:parent-style-name="Normal" style:family="paragraph">
      <style:paragraph-properties style:vertical-align="auto" fo:background-color="#FFFFFF"/>
      <style:text-properties style:font-name="Georgia" style:font-name-asian="Times New Roman" style:font-name-complex="Times New Roman" fo:letter-spacing="-0.0006in" style:letter-kerning="false" fo:font-size="8pt" style:font-size-asian="8pt" style:font-size-complex="8pt" fo:language="en" fo:country="US" style:language-asian="en" style:country-asian="US" style:language-complex="ar" style:country-complex="SA" fo:hyphenate="true"/>
    </style:style>
    <style:style style:name="P1017" style:parent-style-name="TableContents" style:family="paragraph">
      <style:paragraph-properties style:line-height-at-least="0.2083in"/>
      <style:text-properties fo:language="en" fo:country="US"/>
    </style:style>
    <style:style style:name="P1018" style:parent-style-name="Standard" style:family="paragraph">
      <style:text-properties fo:language="en" fo:country="US"/>
    </style:style>
    <style:style style:name="P1019" style:parent-style-name="Standard" style:family="paragraph">
      <style:paragraph-properties fo:break-before="column"/>
    </style:style>
    <style:style style:name="T1020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P1021" style:parent-style-name="Standard" style:family="paragraph">
      <style:text-properties fo:language="en" fo:country="US"/>
    </style:style>
    <style:style style:name="P1022" style:parent-style-name="Standard" style:family="paragraph">
      <style:text-properties fo:language="en" fo:country="US"/>
    </style:style>
    <style:style style:name="P1023" style:parent-style-name="Standard" style:family="paragraph">
      <style:text-properties fo:language="en" fo:country="US"/>
    </style:style>
    <style:style style:name="P1024" style:parent-style-name="Standard" style:family="paragraph">
      <style:text-properties fo:language="en" fo:country="US"/>
    </style:style>
    <style:style style:name="P1025" style:parent-style-name="Standard" style:family="paragraph">
      <style:text-properties fo:language="en" fo:country="US"/>
    </style:style>
    <style:style style:name="P1026" style:parent-style-name="Standard" style:family="paragraph">
      <style:text-properties fo:language="en" fo:country="US"/>
    </style:style>
    <style:style style:name="P1027" style:parent-style-name="Standard" style:family="paragraph">
      <style:text-properties fo:language="en" fo:country="US"/>
    </style:style>
    <style:style style:name="P1028" style:parent-style-name="Standard" style:family="paragraph">
      <style:text-properties fo:language="en" fo:country="US"/>
    </style:style>
    <style:style style:name="P1029" style:parent-style-name="Standard" style:family="paragraph">
      <style:text-properties fo:language="en" fo:country="US"/>
    </style:style>
    <style:style style:name="P1030" style:parent-style-name="Standard" style:family="paragraph">
      <style:text-properties fo:language="en" fo:country="US"/>
    </style:style>
    <style:style style:name="P1031" style:parent-style-name="Standard" style:family="paragraph">
      <style:text-properties fo:language="en" fo:country="US"/>
    </style:style>
    <style:style style:name="P1032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1033" style:parent-style-name="Standard" style:family="paragraph">
      <style:text-properties fo:language="en" fo:country="US"/>
    </style:style>
    <style:style style:name="P1034" style:parent-style-name="Standard" style:family="paragraph">
      <style:text-properties fo:language="en" fo:country="US"/>
    </style:style>
    <style:style style:name="P1035" style:parent-style-name="Standard" style:family="paragraph">
      <style:text-properties fo:language="en" fo:country="US"/>
    </style:style>
    <style:style style:name="P1036" style:parent-style-name="Standard" style:family="paragraph">
      <style:text-properties fo:language="en" fo:country="US"/>
    </style:style>
    <style:style style:name="P1037" style:parent-style-name="Standard" style:family="paragraph">
      <style:text-properties fo:language="en" fo:country="US"/>
    </style:style>
    <style:style style:name="P1038" style:parent-style-name="Standard" style:family="paragraph">
      <style:text-properties fo:language="en" fo:country="US"/>
    </style:style>
    <style:style style:name="P1039" style:parent-style-name="Standard" style:family="paragraph">
      <style:text-properties fo:language="en" fo:country="US"/>
    </style:style>
    <style:style style:name="P1040" style:parent-style-name="Standard" style:family="paragraph">
      <style:text-properties fo:language="en" fo:country="US"/>
    </style:style>
    <style:style style:name="P1041" style:parent-style-name="Standard" style:family="paragraph">
      <style:text-properties fo:language="en" fo:country="US"/>
    </style:style>
    <style:style style:name="P1042" style:parent-style-name="Standard" style:family="paragraph">
      <style:text-properties fo:language="en" fo:country="US"/>
    </style:style>
    <style:style style:name="P1043" style:parent-style-name="Standard" style:family="paragraph">
      <style:text-properties fo:language="en" fo:country="US"/>
    </style:style>
    <style:style style:name="P1044" style:parent-style-name="Standard" style:family="paragraph">
      <style:text-properties fo:language="en" fo:country="US"/>
    </style:style>
    <style:style style:name="P1045" style:parent-style-name="Standard" style:family="paragraph">
      <style:text-properties fo:language="en" fo:country="US"/>
    </style:style>
    <style:style style:name="P1046" style:parent-style-name="Standard" style:family="paragraph">
      <style:text-properties fo:language="en" fo:country="US"/>
    </style:style>
    <style:style style:name="P1047" style:parent-style-name="Standard" style:family="paragraph">
      <style:text-properties fo:language="en" fo:country="US"/>
    </style:style>
    <style:style style:name="P1048" style:parent-style-name="Standard" style:family="paragraph">
      <style:paragraph-properties fo:break-before="column"/>
    </style:style>
    <style:style style:name="T10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50" style:parent-style-name="Standard" style:family="paragraph">
      <style:text-properties fo:language="en" fo:country="US"/>
    </style:style>
    <style:style style:name="T105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105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053" style:parent-style-name="Standard" style:family="paragraph">
      <style:text-properties fo:language="en" fo:country="US"/>
    </style:style>
    <style:style style:name="P10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5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5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3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7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0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2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9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8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1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1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3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119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199" style:parent-style-name="Standard" style:family="paragraph">
      <style:text-properties fo:language="en" fo:country="US"/>
    </style:style>
  </office:automatic-styles>
  <office:body>
    <office:text text:use-soft-page-breaks="true">
      <text:p text:style-name="P1">Iniciando novo projeto com Angular CLI:</text:p>
      <text:p text:style-name="P2">ng new nomedoprojeto</text:p>
      <text:p text:style-name="Standard"/>
      <text:p text:style-name="P3">Criando módulos:</text:p>
      <text:p text:style-name="P4">$ ng g module people</text:p>
      <text:p text:style-name="Standard"><text:span text:style-name="T5"><text:line-break/></text:span><text:span text:style-name="T6">Criando componentes:</text:span></text:p>
      <text:p text:style-name="P7">$ ng g component people/people</text:p>
      <text:p text:style-name="P8"/>
      <text:p text:style-name="P9">Build da app:</text:p>
      <text:p text:style-name="Standard"><text:span text:style-name="T10">ng build then copy folder dist</text:span></text:p>
      <text:p text:style-name="P11"/>
      <text:p text:style-name="PreformattedText"><text:span text:style-name="T12"># optional: Angular material installation</text:span></text:p>
      <text:p text:style-name="P13"><text:span text:style-name="T14">npm install --save @angular/material @angular/cdk</text:span><text:span text:style-name="T15"><text:line-break/>npm install --save @angular/animations</text:span></text:p>
      <text:p text:style-name="P16"><text:span text:style-name="T17">npm install --save hammerjs</text:span></text:p>
      <text:p text:style-name="P18"><text:span text:style-name="T19">main.css: import 'hammerjs';</text:span><text:span text:style-name="T20"><text:line-break/>styless.css: @import<text:s/></text:span><text:a xlink:href="mailto:~@angular/material/prebuilt-themes/indigo-pink.css" office:target-frame-name="_top" xlink:show="replace"><text:span text:style-name="T21">~@angular/material/prebuilt-themes/indigo-pink.css</text:span></text:a></text:p>
      <text:p text:style-name="P22"/>
      <text:p text:style-name="P23">Two Way DataBinding and Form Validation</text:p>
      <text:p text:style-name="P24"><text:span text:style-name="T25">In order to use two-way data binding for form inputs you need to import the FormsModule package in your Angular module.</text:span></text:p>
      <text:p text:style-name="P26"><text:span text:style-name="T27">import { FormsModule, ReactiveFormsModule } from '@angular/forms';</text:span></text:p>
      <text:p text:style-name="P28"><text:span text:style-name="T29">@NgModule({ <text:s text:c="2"/>imports: [ FormsModule ] })</text:span></text:p>
      <text:p text:style-name="Standard"><text:span text:style-name="T30"><text:line-break/></text:span><text:span text:style-name="T31"><text:line-break/>Angular Forms Types:</text:span></text:p>
      <text:p text:style-name="P32"><text:span text:style-name="T33">Angular Reactive Forms - Synchronous, form is handled by the @component (tscript), no ngModel.</text:span></text:p>
      <text:p text:style-name="P34"><text:span text:style-name="T35">Angular Template driven forms: Html form controls and uses directives ar ngModel.</text:span></text:p>
      <text:p text:style-name="P36"/>
      <text:p text:style-name="P37">Reactive Forms:</text:p>
      <text:p text:style-name="P38"><text:span text:style-name="T39">FormControl : É um input do formulário, pode ser select, input text, etc...</text:span></text:p>
      <text:p text:style-name="P40"><text:span text:style-name="T41">FormGroup : Contém um grupo de form control (parte do mesmo formulário).<text:s/></text:span><text:span text:style-name="T42">Ex: Form</text:span></text:p>
      <text:p text:style-name="P43"><text:span text:style-name="T44">FormArray: Igual item acima, porém dinamico;</text:span></text:p>
      <text:p text:style-name="P45"><text:span text:style-name="T46">FormBuilder: Helper class to create instances of FormArray, FormGroup and FormControl.</text:span></text:p>
      <text:p text:style-name="Standard"><text:span text:style-name="T47"><text:line-break/>Testing:</text:span></text:p>
      <text:p text:style-name="P48"><text:span text:style-name="T49">ng serve --host foo.bar --port 80 (Default is 4200)</text:span></text:p>
      <text:p text:style-name="P50"/>
      <text:p text:style-name="P51">Referencias:</text:p>
      <text:p text:style-name="P52"><text:span text:style-name="T53">https://angular-templates.io/tutorials/about/learn-angular-from-scratch-step-by-step</text:span></text:p>
      <text:p text:style-name="P54"><text:span text:style-name="T55">https://coursetro.com/posts/code/113/How-to-Build-an-Angular-5-Material-App</text:span></text:p>
      <text:p text:style-name="P56"><text:span text:style-name="T57">https://www.sitepoint.com/angular-material-design-components/</text:span></text:p>
      <text:p text:style-name="P58"><text:span text:style-name="T59">https://codeburst.io/how-node-js-single-thread-mechanism-work-understanding-event-loop-in-nodejs-230f7440b0ea</text:span></text:p>
      <text:p text:style-name="P60"><text:span text:style-name="T61">https://medium.com/@ismapro/first-steps-with-angular-cli-and-angular-material-5a90406e9a4</text:span></text:p>
      <text:p text:style-name="P62"><text:a xlink:href="https://angular-templates.io/tutorials/about/angular-forms-and-validations" office:target-frame-name="_top" xlink:show="replace"><text:span text:style-name="T63">https://angular-templates.io/tutorials/about/angular-forms-and-validations</text:span></text:a><text:span text:style-name="T64"><text:line-break/>https://angular.io/guide/component-interaction</text:span></text:p>
      <text:p text:style-name="P65"><text:a xlink:href="https://medium.com/@mirokoczka/3-ways-to-communicate-between-angular-components-a1e3f3304ecb" office:target-frame-name="_top" xlink:show="replace"><text:span text:style-name="T66">https://medium.com/@mirokoczka/3-ways-to-communicate-between-angular-components-a1e3f3304ecb</text:span></text:a></text:p>
      <text:p text:style-name="Standard"><text:span text:style-name="T67"><text:line-break/></text:span><text:a xlink:href="http://reactivex.io/documentation/observable.html" office:target-frame-name="_top" xlink:show="replace"><text:span text:style-name="T68">http://reactivex.io/documentation/observable.html</text:span></text:a></text:p>
      <text:p text:style-name="Standard"><text:span text:style-name="T69"><text:line-break/></text:span><text:a xlink:href="https://angular.io/guide/observables" office:target-frame-name="_top" xlink:show="replace"><text:span text:style-name="T70">https://angular.io/guide/observables</text:span></text:a><text:span text:style-name="T71"><text:line-break/></text:span><text:span text:style-name="T72"><text:line-break/></text:span><text:span text:style-name="T73">https://vsavkin.com/angular-router-understanding-router-state-7b5b95a12eab?gi=362278423c68</text:span></text:p>
      <text:p text:style-name="P74"/>
      <text:p text:style-name="P75"/>
      <text:soft-page-break/>
      <text:p text:style-name="P76">Angular Unit Testing:</text:p>
      <text:p text:style-name="P77"/>
      <text:p text:style-name="P78"><text:span text:style-name="T79">.spec files</text:span><text:span text:style-name="T80"><text:line-break/></text:span><text:span text:style-name="T81">- Basic concepts and frameworks:</text:span></text:p>
      <text:p text:style-name="P82"><text:span text:style-name="T83">- PhantomJS allows you to run unit tests in a browser when a desktop environment doesn't exist.</text:span></text:p>
      <text:p text:style-name="P84"><text:span text:style-name="T85">- Karma is a runner that provides the finished reports on how successful the tests where.</text:span></text:p>
      <text:p text:style-name="P86"><text:span text:style-name="T87">- Jasmine is the library used to write unit tests.</text:span><text:span text:style-name="T88"><text:line-break/>- The project you create with the CLI is immediately ready to test. Just run this one CLI command:</text:span></text:p>
      <text:p text:style-name="P89"><text:span text:style-name="T90">-ng test</text:span></text:p>
      <text:p text:style-name="P91"><text:span text:style-name="T92">- ng test -cc --single-run --progress false</text:span><text:span text:style-name="T93"><text:tab/>(inicia o Phantom) – Usado pelo Jenkins</text:span></text:p>
      <text:p text:style-name="P94"><text:span text:style-name="T95">- run-s lint test:ci build:ci <text:s/>-- Lint check 1</text:span></text:p>
      <text:p text:style-name="P96"><text:span text:style-name="T97">- ng lint --type-check -- Lint check 2</text:span></text:p>
      <text:p text:style-name="P98"><text:span text:style-name="T99">- Using testBed example (creates a new Angular module instance just for testing components):</text:span></text:p>
      <text:p text:style-name="P100"><text:span text:style-name="T101">The </text:span><text:a xlink:href="https://angular.io/api/core/testing/TestBed" office:target-frame-name="_top" xlink:show="replace"><text:span text:style-name="T102">TestBed</text:span></text:a><text:span text:style-name="T103"> is the most important of the Angular testing utilities. The </text:span><text:a xlink:href="https://angular.io/api/core/testing/TestBed" office:target-frame-name="_top" xlink:show="replace"><text:span text:style-name="T104">TestBed</text:span></text:a><text:span text:style-name="T105"> creates a dynamically-constructed Angular </text:span><text:span text:style-name="T106">test</text:span><text:span text:style-name="T107"> module that emulates an Angular </text:span><text:a xlink:href="https://angular.io/guide/ngmodules" office:target-frame-name="_top" xlink:show="replace"><text:span text:style-name="T108">@NgModule</text:span></text:a><text:span text:style-name="T109">.</text:span></text:p>
      <text:p text:style-name="P110"/>
      <text:p text:style-name="P111"><text:span text:style-name="T112">beforeEach</text:span><text:span text:style-name="T113">(</text:span><text:a xlink:href="https://angular.io/api/core/testing/async" office:target-frame-name="_top" xlink:show="replace"><text:span text:style-name="T114">async</text:span></text:a><text:span text:style-name="T115">(()</text:span><text:span text:style-name="T116"><text:s/></text:span><text:span text:style-name="T117">=&gt;</text:span><text:span text:style-name="T118"><text:s/></text:span><text:span text:style-name="T119">{</text:span><text:span text:style-name="T120"><text:s/></text:span></text:p>
      <text:p text:style-name="P121"><text:span text:style-name="T122">TestBed</text:span><text:span text:style-name="T123">.</text:span><text:span text:style-name="T124">configureTestingModule</text:span><text:span text:style-name="T125">({</text:span><text:span text:style-name="T126"><text:s/></text:span></text:p>
      <text:p text:style-name="P127"><text:span text:style-name="T128">declarations</text:span><text:span text:style-name="T129">:</text:span><text:span text:style-name="T130"><text:s/></text:span><text:span text:style-name="T131">[</text:span><text:span text:style-name="T132"><text:s/></text:span><text:span text:style-name="T133">BannerComponent</text:span><text:span text:style-name="T134"><text:s/></text:span><text:span text:style-name="T135">]</text:span><text:span text:style-name="T136"><text:s/></text:span><text:span text:style-name="T137">})</text:span><text:span text:style-name="T138"><text:s/></text:span><text:span text:style-name="T139">.</text:span><text:span text:style-name="T140">compileComponents</text:span><text:span text:style-name="T141">();</text:span><text:span text:style-name="T142"><text:s/></text:span></text:p>
      <text:p text:style-name="P143"><text:span text:style-name="T144">}));</text:span></text:p>
      <text:p text:style-name="P145"/>
      <text:p text:style-name="P146"><text:span text:style-name="T147">beforeEach</text:span><text:span text:style-name="T148">(()</text:span><text:span text:style-name="T149"><text:s/></text:span><text:span text:style-name="T150">=&gt;</text:span><text:span text:style-name="T151"><text:s/></text:span><text:span text:style-name="T152">{</text:span><text:span text:style-name="T153"><text:s/></text:span></text:p>
      <text:p text:style-name="P154"><text:span text:style-name="T155">fixture<text:s/></text:span><text:span text:style-name="T156">=</text:span><text:span text:style-name="T157"><text:s/></text:span><text:span text:style-name="T158">TestBed</text:span><text:span text:style-name="T159">.</text:span><text:span text:style-name="T160">createComponent</text:span><text:span text:style-name="T161">(</text:span><text:span text:style-name="T162">BannerComponent</text:span><text:span text:style-name="T163">);</text:span><text:span text:style-name="T164"><text:s/></text:span></text:p>
      <text:p text:style-name="P165"><text:span text:style-name="T166">component<text:s/></text:span><text:span text:style-name="T167">=</text:span><text:span text:style-name="T168"><text:s/>fixture</text:span><text:span text:style-name="T169">.</text:span><text:span text:style-name="T170">componentInstance</text:span><text:span text:style-name="T171">;</text:span><text:span text:style-name="T172"><text:s/>fixture</text:span><text:span text:style-name="T173">.</text:span><text:span text:style-name="T174">detectChanges</text:span><text:span text:style-name="T175">();</text:span><text:span text:style-name="T176"><text:s/></text:span></text:p>
      <text:p text:style-name="P177"><text:span text:style-name="T178">});</text:span><text:span text:style-name="T179"><text:line-break/></text:span></text:p>
      <text:p text:style-name="P180"><text:span text:style-name="T181">let</text:span><text:span text:style-name="T182"><text:s/></text:span><text:span text:style-name="T183">fixture</text:span><text:span text:style-name="T184">:<text:s/></text:span><text:span text:style-name="T185">ComponentFixture</text:span><text:span text:style-name="T186">&lt;</text:span><text:span text:style-name="T187">CsTransactionsFormComponent</text:span><text:span text:style-name="T188">&gt;;</text:span></text:p>
      <text:p text:style-name="P189"><text:span text:style-name="T190">const</text:span><text:span text:style-name="T191"><text:s/></text:span><text:span text:style-name="T192">translations</text:span><text:span text:style-name="T193">:<text:s/></text:span><text:span text:style-name="T194">any</text:span><text:span text:style-name="T195"><text:s/>= {</text:span><text:span text:style-name="T196">CARDS_TITLE:</text:span><text:span text:style-name="T197"><text:s/></text:span><text:span text:style-name="T198">'This is a test'</text:span><text:span text:style-name="T199">};</text:span></text:p>
      <text:p text:style-name="P200"/>
      <text:p text:style-name="P201"><text:span text:style-name="T202">beforeEach</text:span><text:span text:style-name="T203">(</text:span><text:span text:style-name="T204">async</text:span><text:span text:style-name="T205">()<text:s/></text:span><text:span text:style-name="T206">=&gt;</text:span><text:span text:style-name="T207"><text:s/>{</text:span></text:p>
      <text:p text:style-name="P208"><text:span text:style-name="T209"><text:s text:c="4"/></text:span><text:span text:style-name="T210">TestBed</text:span><text:span text:style-name="T211">.</text:span><text:span text:style-name="T212">configureTestingModule</text:span><text:span text:style-name="T213">({</text:span></text:p>
      <text:p text:style-name="P214"><text:span text:style-name="T215"><text:s text:c="6"/></text:span><text:span text:style-name="T216">declarations:</text:span><text:span text:style-name="T217"><text:s/>[</text:span><text:span text:style-name="T218">CsTransactionsFormComponent</text:span><text:span text:style-name="T219">],</text:span></text:p>
      <text:p text:style-name="P220"><text:span text:style-name="T221"><text:s text:c="6"/></text:span><text:span text:style-name="T222">providers:</text:span><text:span text:style-name="T223"><text:s/>[</text:span></text:p>
      <text:p text:style-name="P224"><text:span text:style-name="T225"><text:s text:c="8"/></text:span><text:span text:style-name="T226">FormBuilder</text:span><text:span text:style-name="T227">,</text:span></text:p>
      <text:p text:style-name="P228"><text:span text:style-name="T229"><text:s text:c="8"/></text:span><text:span text:style-name="T230">TranslateService</text:span><text:span text:style-name="T231">,</text:span></text:p>
      <text:p text:style-name="P232"><text:s text:c="6"/>],</text:p>
      <text:p text:style-name="P233"><text:span text:style-name="T234"><text:s text:c="6"/></text:span><text:span text:style-name="T235">imports:</text:span><text:span text:style-name="T236"><text:s/>[</text:span></text:p>
      <text:p text:style-name="P237"><text:span text:style-name="T238"><text:s text:c="8"/></text:span><text:span text:style-name="T239">ReactiveFormsModule</text:span><text:span text:style-name="T240">,</text:span></text:p>
      <text:p text:style-name="P241"><text:span text:style-name="T242"><text:s text:c="8"/></text:span><text:span text:style-name="T243">TranslateModule</text:span><text:span text:style-name="T244">.</text:span><text:span text:style-name="T245">forRoot</text:span><text:span text:style-name="T246">({</text:span></text:p>
      <text:p text:style-name="P247"><text:span text:style-name="T248"><text:s text:c="10"/></text:span><text:span text:style-name="T249">loader:</text:span><text:span text:style-name="T250"><text:s/>{</text:span><text:span text:style-name="T251">provide:</text:span><text:span text:style-name="T252"><text:s/></text:span><text:span text:style-name="T253">TranslateLoader</text:span><text:span text:style-name="T254">,<text:s/></text:span><text:span text:style-name="T255">useClass:</text:span><text:span text:style-name="T256"><text:s/></text:span><text:span text:style-name="T257">FakeLoader</text:span><text:span text:style-name="T258">}</text:span></text:p>
      <text:p text:style-name="P259"><text:s text:c="8"/>})</text:p>
      <text:p text:style-name="P260"><text:s text:c="6"/>]</text:p>
      <text:p text:style-name="P261"><text:span text:style-name="T262"><text:s text:c="4"/>}).</text:span><text:span text:style-name="T263">compileComponents</text:span><text:span text:style-name="T264">();</text:span></text:p>
      <text:p text:style-name="P265"><text:span text:style-name="T266"><text:s text:c="4"/></text:span><text:span text:style-name="T267">logger</text:span><text:span text:style-name="T268"><text:s/>=<text:s/></text:span><text:span text:style-name="T269">new</text:span><text:span text:style-name="T270"><text:s/></text:span><text:span text:style-name="T271">Logger</text:span><text:span text:style-name="T272">(</text:span><text:span text:style-name="T273">LogLevel</text:span><text:span text:style-name="T274">.</text:span><text:span text:style-name="T275">DEBUG</text:span><text:span text:style-name="T276">);</text:span></text:p>
      <text:p text:style-name="P277"><text:span text:style-name="T278"><text:s text:c="4"/></text:span><text:span text:style-name="T279">formBuilder</text:span><text:span text:style-name="T280"><text:s/>=<text:s/></text:span><text:span text:style-name="T281">new</text:span><text:span text:style-name="T282"><text:s/></text:span><text:span text:style-name="T283">FormBuilder</text:span><text:span text:style-name="T284">();</text:span></text:p>
      <text:p text:style-name="P285"><text:span text:style-name="T286"><text:s text:c="4"/></text:span><text:span text:style-name="T287">comp</text:span><text:span text:style-name="T288"><text:s/>=<text:s/></text:span><text:span text:style-name="T289">TestBed</text:span><text:span text:style-name="T290">.</text:span><text:span text:style-name="T291">createComponent</text:span><text:span text:style-name="T292">(</text:span><text:span text:style-name="T293">CsTransactionsFormComponent</text:span><text:span text:style-name="T294">).</text:span><text:span text:style-name="T295">componentInstance</text:span><text:span text:style-name="T296">;</text:span></text:p>
      <text:p text:style-name="P297"><text:span text:style-name="T298"><text:s text:c="4"/></text:span><text:span text:style-name="T299">comp</text:span><text:span text:style-name="T300">.</text:span><text:span text:style-name="T301">ngOnInit</text:span><text:span text:style-name="T302">();</text:span></text:p>
      <text:p text:style-name="P303"><text:span text:style-name="T304"><text:s text:c="4"/></text:span><text:span text:style-name="T305">comp</text:span><text:span text:style-name="T306">.</text:span><text:span text:style-name="T307">setLogger</text:span><text:span text:style-name="T308">(</text:span><text:span text:style-name="T309">logger</text:span><text:span text:style-name="T310">);</text:span></text:p>
      <text:p text:style-name="P311"><text:s text:c="2"/>});</text:p>
      <text:p text:style-name="P312"/>
      <text:p text:style-name="P313"><text:span text:style-name="T314">class</text:span><text:span text:style-name="T315"><text:s/></text:span><text:span text:style-name="T316">FakeLoader</text:span><text:span text:style-name="T317"><text:s/></text:span><text:span text:style-name="T318">implements</text:span><text:span text:style-name="T319"><text:s/></text:span><text:span text:style-name="T320">TranslateLoader</text:span><text:span text:style-name="T321"><text:s/>{</text:span></text:p>
      <text:p text:style-name="P322"><text:span text:style-name="T323"><text:s text:c="2"/></text:span><text:span text:style-name="T324">getTranslation</text:span><text:span text:style-name="T325">():<text:s/></text:span><text:span text:style-name="T326">Observable</text:span><text:span text:style-name="T327">&lt;</text:span><text:span text:style-name="T328">any</text:span><text:span text:style-name="T329">&gt; {</text:span></text:p>
      <text:p text:style-name="P330"><text:span text:style-name="T331"><text:s text:c="4"/></text:span><text:span text:style-name="T332">return</text:span><text:span text:style-name="T333"><text:s/></text:span><text:span text:style-name="T334">new</text:span><text:span text:style-name="T335"><text:s/></text:span><text:span text:style-name="T336">Observable</text:span><text:span text:style-name="T337">(</text:span><text:span text:style-name="T338">translations</text:span><text:span text:style-name="T339">);</text:span></text:p>
      <text:p text:style-name="P340"><text:s text:c="2"/>}</text:p>
      <text:p text:style-name="P341">}</text:p>
      <text:p text:style-name="P342"><text:span text:style-name="T343">Promisse (AssyncCall) in JS:</text:span></text:p>
      <text:p text:style-name="P344"><text:span text:style-name="T345">const promise = new Promise&lt;ValidationErrors | null&gt;((resolve, reject) =&gt; {</text:span></text:p>
      <text:p text:style-name="P346"><text:span text:style-name="T347">setTimeout(() =&gt; { resolve(‘A’) }, 0); <text:s text:c="3"/>});</text:span></text:p>
      <text:p text:style-name="P348"><text:span text:style-name="T349">return promise;</text:span></text:p>
      <text:p text:style-name="P350"><text:span text:style-name="T351">}</text:span><text:span text:style-name="T352"><text:line-break/></text:span><text:span text:style-name="T353">Dicas:</text:span></text:p>
      <text:p text:style-name="P354"><text:span text:style-name="T355"><text:s/>- fit() roda soh o it com f</text:span></text:p>
      <text:p text:style-name="P356"><text:span text:style-name="T357"><text:s/>- xit() ignora soh o it com x</text:span><text:span text:style-name="T358"><text:line-break/><text:s/>- fdescribe() pra fazer soh auqele describe rodar e ignorar os outros</text:span></text:p>
      <text:p text:style-name="P359"><text:span text:style-name="T360"><text:s/>- xdescribe() pra NAO rodar o describe com x</text:span></text:p>
      <text:p text:style-name="P361"><text:span text:style-name="T362"><text:line-break/></text:span><text:span text:style-name="T363">Jasmine example:</text:span></text:p>
      <text:p text:style-name="P364"><text:span text:style-name="T365">describe("A suite is just a function",</text:span><text:span text:style-name="T366"><text:s/></text:span><text:span text:style-name="T367">function()</text:span><text:span text:style-name="T368"><text:s/></text:span><text:span text:style-name="T369">{</text:span></text:p>
      <text:p text:style-name="P370"><text:span text:style-name="T371"><text:s text:c="2"/></text:span><text:span text:style-name="T372">var</text:span><text:span text:style-name="T373"><text:s/></text:span><text:span text:style-name="T374">a;</text:span></text:p>
      <text:p text:style-name="P375"><text:span text:style-name="T376"><text:s text:c="2"/></text:span><text:span text:style-name="T377">it("and so is a spec",</text:span><text:span text:style-name="T378"><text:s/></text:span><text:span text:style-name="T379">function()</text:span><text:span text:style-name="T380"><text:s/></text:span><text:span text:style-name="T381">{</text:span></text:p>
      <text:p text:style-name="P382"><text:span text:style-name="T383"><text:s text:c="4"/></text:span><text:span text:style-name="T384">a</text:span><text:span text:style-name="T385"><text:s/></text:span><text:span text:style-name="T386">=</text:span><text:span text:style-name="T387"><text:s/></text:span><text:span text:style-name="T388">true;</text:span></text:p>
      <text:p text:style-name="P389"><text:span text:style-name="T390"><text:s text:c="4"/></text:span><text:span text:style-name="T391">expect(a).toBe(true);</text:span></text:p>
      <text:p text:style-name="P392"><text:span text:style-name="T393"><text:s text:c="2"/></text:span><text:span text:style-name="T394">});</text:span></text:p>
      <text:p text:style-name="P395"><text:span text:style-name="T396">});</text:span></text:p>
      <text:p text:style-name="P397"/>
      <text:p text:style-name="P398">Can be used with Travis CI</text:p>
      <text:p text:style-name="P399"><text:span text:style-name="T400">browsers</text:span><text:span text:style-name="T401">:</text:span><text:span text:style-name="T402"><text:s/></text:span><text:span text:style-name="T403">[</text:span><text:span text:style-name="T404">'Chrome'</text:span><text:span text:style-name="T405">],</text:span><text:span text:style-name="T406"><text:s/>customLaunchers</text:span><text:span text:style-name="T407">:</text:span><text:span text:style-name="T408"><text:s/></text:span><text:span text:style-name="T409">{</text:span><text:span text:style-name="T410"><text:s/></text:span><text:span text:style-name="T411">ChromeHeadlessCI</text:span><text:span text:style-name="T412">:</text:span><text:span text:style-name="T413"><text:s/></text:span><text:span text:style-name="T414">{</text:span><text:span text:style-name="T415"><text:s/></text:span><text:span text:style-name="T416">base</text:span><text:span text:style-name="T417">:</text:span><text:span text:style-name="T418"><text:s/></text:span><text:span text:style-name="T419">'ChromeHeadless'</text:span><text:span text:style-name="T420">,</text:span><text:span text:style-name="T421"><text:s/></text:span><text:a xlink:href="https://angular.io/" office:target-frame-name="_top" xlink:show="replace"><text:span text:style-name="T422">flags</text:span></text:a><text:span text:style-name="T423">:</text:span><text:span text:style-name="T424"><text:s/></text:span><text:span text:style-name="T425">[</text:span><text:span text:style-name="T426">'--no-sandbox'</text:span><text:span text:style-name="T427">]</text:span><text:span text:style-name="T428"><text:s/></text:span><text:span text:style-name="T429">}</text:span><text:span text:style-name="T430"><text:s/></text:span><text:span text:style-name="T431">},</text:span></text:p>
      <text:p text:style-name="P432"><text:span text:style-name="T433">Tips from co-workers:</text:span></text:p>
      <text:p text:style-name="P434"><text:span text:style-name="T435"><text:line-break/></text:span><text:a office:title="Silva, Andre" xlink:href="https://dtl.fusion.proxy.mastercard.int/stash/users/e068957" office:target-frame-name="_top" xlink:show="replace"><text:span text:style-name="T436">Silva, Andre</text:span></text:a></text:p>
      <text:p text:style-name="P437">we should keep all initialization inside beforeEach blocks, in order to prevent sharing stale data between different tests.</text:p>
      <text:p text:style-name="P438"><text:a xlink:href="https://angular.io/guide/testing" office:target-frame-name="_top" xlink:show="replace"><text:span text:style-name="T439">https://angular.io/guide/testing</text:span></text:a><text:span text:style-name="T440"><text:line-break/></text:span><text:a xlink:href="https://medium.com/@manivel45/angular-7-unit-testing-code-coverage-5c7a238315b6" office:target-frame-name="_top" xlink:show="replace"><text:span text:style-name="T441">https://medium.com/@manivel45/angular-7-unit-testing-code-coverage-5c7a238315b6</text:span></text:a></text:p>
      <text:p text:style-name="P442"/>
      <text:p text:style-name="P443">Mocking using<text:s/>jasmine:</text:p>
      <text:p text:style-name="P444"/>
      <text:p text:style-name="P445">httpServiceMock = {</text:p>
      <text:p text:style-name="P446"><text:s text:c="6"/>defaultHeaders: new Headers(),</text:p>
      <text:p text:style-name="P447"><text:s text:c="6"/>get: jasmine.createSpy('get').and.callFake(() =&gt; of(true)),</text:p>
      <text:p text:style-name="P448"><text:s text:c="6"/>post: jasmine.createSpy('post').and.callFake(() =&gt; of(true)),</text:p>
      <text:p text:style-name="P449"><text:s text:c="4"/>} as any;</text:p>
      <text:p text:style-name="P450"/>
      <text:p text:style-name="P451">jasmine.createSpy('declinesForProcessedTransactionId')</text:p>
      <text:p text:style-name="P452"><text:s text:c="8"/>.and.returnValue(responseMock),</text:p>
      <text:p text:style-name="P453"/>
      <text:p text:style-name="P454">expect(httpServiceMock.post).toHaveBeenCalled();</text:p>
      <text:soft-page-break/>
      <text:p text:style-name="P455">Wipro AngularJS 2 training:</text:p>
      <text:p text:style-name="P456"><text:span text:style-name="T457"><text:line-break/></text:span><text:span text:style-name="T458">- Angular2: First Angular2 Application -&gt; Angular CLI - Creating the first app with angular cli</text:span></text:p>
      <text:p text:style-name="P459"><text:span text:style-name="T460">- Angular2: Data Binding : {{}} <text:s/>- Tipos de binding:</text:span></text:p>
      <text:p text:style-name="P461"><text:span text:style-name="T462"><text:tab/></text:span><text:span text:style-name="T463">{{value}} : interpolation</text:span></text:p>
      <text:p text:style-name="P464"><text:span text:style-name="T465"><text:tab/>[property] : one way to DOM -&gt; Also class CSS binding [class.td-green]="credit.gende=='male'" -&gt; With condition</text:span></text:p>
      <text:p text:style-name="P466"><text:span text:style-name="T467"><text:tab/>(event) : one way to component</text:span></text:p>
      <text:p text:style-name="P468"><text:span text:style-name="T469"><text:tab/>[(ng-model)] : property binding (two way)</text:span></text:p>
      <text:p text:style-name="P470"><text:span text:style-name="T471"><text:tab/>Class binding:</text:span></text:p>
      <text:p text:style-name="P472"><text:span text:style-name="T473"><text:tab/></text:span><text:span text:style-name="T474"><text:tab/>&lt;div [ngClass]="setMyClasses()"&gt; : For multiple classes</text:span></text:p>
      <text:p text:style-name="P475"><text:span text:style-name="T476"><text:tab/></text:span><text:span text:style-name="T477"><text:tab/>&lt;div [class.active]="isActive"&gt; : Simple class binding -&gt; class.className</text:span></text:p>
      <text:p text:style-name="P478"><text:span text:style-name="T479">- Angular2: Data Binding - Property Binding : [value] <text:s text:c="2"/></text:span></text:p>
      <text:p text:style-name="P480"><text:span text:style-name="T481">- Angular2: Data Binding - Event Binding <text:s/>: (input)</text:span></text:p>
      <text:p text:style-name="P482"><text:span text:style-name="T483">- Angular2: Data Binding - Two way Binding : [(ngModel)]</text:span></text:p>
      <text:p text:style-name="P484"><text:span text:style-name="T485">- Angular2: Directives : <text:s/>Transform the DOM (template) while rendering. There are 3 types:</text:span></text:p>
      <text:p text:style-name="P486"><text:span text:style-name="T487">- Component directive : is a direct with a template</text:span></text:p>
      <text:p text:style-name="P488"><text:span text:style-name="T489">- Structural directive: Conditions and logics. Ex: *ngIf and *ngFor</text:span></text:p>
      <text:p text:style-name="P490"><text:span text:style-name="T491">- Attribute directive: alters behaviour of existing element. Ex: [(ngModel)]</text:span></text:p>
      <text:p text:style-name="P492"><text:span text:style-name="T493">- Angular2: Custom components: @Component({</text:span></text:p>
      <text:p text:style-name="P494"><text:span text:style-name="T495"><text:s text:c="2"/>selector: 'my-emp', templateUrl: './employees.component.html'})</text:span></text:p>
      <text:p text:style-name="P496"><text:span text:style-name="T497">- Angular2: Custom Directives: @Directive({ selector: '[myUnderline]'}) -&gt; SharedModule : exports</text:span></text:p>
      <text:p text:style-name="P498"><text:span text:style-name="T499">- Pipes: transform display name with a template. It takes data as input and transforms it to desired output.<text:s/></text:span></text:p>
      <text:p text:style-name="P500"><text:span text:style-name="T501">Impure: more calls, as often as keystroke or mouse-move. Pure: less calls, dectect values changes (primitives)</text:span></text:p>
      <text:p text:style-name="P502"><text:span text:style-name="T503">So many build-in pipes in Angular, for example:<text:s/></text:span></text:p>
      <text:p text:style-name="P504"><text:span text:style-name="T505">{{ price | currency :'EUR' :true}}</text:span></text:p>
      <text:p text:style-name="P506"><text:span text:style-name="T507">{{ birthday | date :'dd/MM/yyyy' | uppercase}}</text:span></text:p>
      <text:p text:style-name="P508"><text:span text:style-name="T509">Buildin pipe list:<text:s/></text:span><text:a xlink:href="https://angular.io/api?type=pipe" office:target-frame-name="_top" xlink:show="replace"><text:span text:style-name="T510">https://angular.io/a</text:span><text:bookmark-start text:name="_Hlt519846078"/><text:bookmark-start text:name="_Hlt519846079"/><text:span text:style-name="T511">p</text:span><text:bookmark-end text:name="_Hlt519846078"/><text:bookmark-end text:name="_Hlt519846079"/><text:span text:style-name="T512">i?type=pipe</text:span></text:a><text:span text:style-name="T513"><text:s/>(json is a pipe)</text:span></text:p>
      <text:p text:style-name="P514"><text:span text:style-name="T515">- Angular2: Pipes - Custom<text:s/></text:span></text:p>
      <text:p text:style-name="P516"><text:span text:style-name="T517"><text:tab/>MyPipe.pipe.ts – Needs to implement PipeTransform – transform(value: any[], args: string) : value[]</text:span><text:span text:style-name="T518"><text:line-break/></text:span><text:span text:style-name="T519"><text:tab/>Anotation with @Pipe({name : pipeName})</text:span><text:span text:style-name="T520"><text:line-break/></text:span><text:span text:style-name="T521"><text:tab/>Can be a filter to *ngFor. Exemple: let employee of employees | employeeFilter: nameFilter (input-ngModel)</text:span></text:p>
      <text:p text:style-name="P522"><text:span text:style-name="T523">- Angular2: Validations – Projects ng5-material and app-customer-support</text:span></text:p>
      <text:p text:style-name="P524"><text:span text:style-name="T525">- Angular2: Component Styles – São os styles e stylesUrl anotados nos components e também os class no template.</text:span></text:p>
      <text:p text:style-name="P526"><text:span text:style-name="T527">- Angular2: NestingComponents - at Input <text:s text:c="2"/></text:span></text:p>
      <text:p text:style-name="P528"><text:span text:style-name="T529">@Input() Parametro passado do componente parent para o nested component – Ex: &lt;my-comp [inputField]=’varParent’&gt; <text:s/>-- @Input() inputField</text:span></text:p>
      <text:p text:style-name="P530"><text:span text:style-name="T531">- Angular2: NestingComponents - at Output</text:span></text:p>
      <text:p text:style-name="P532"><text:span text:style-name="T533"><text:s text:c="5"/>Inner:</text:span></text:p>
      <text:p text:style-name="P534"><text:span text:style-name="T535">@Output Parametro passado do componente inner para outer – Ex: Inner components raising a event to parent...</text:span><text:span text:style-name="T536"><text:line-break/>@Output() itemClicked: EventEmitter&lt;string&gt; = new EventEmitter&lt;string&gt;();<text:s/></text:span><text:span text:style-name="T537"><text:line-break/>this.itemClicked.emit(“”);</text:span></text:p>
      <text:p text:style-name="P538"><text:span text:style-name="T539">onClick (item : any) { <text:s/>console.log(‘selected item: ‘ + item.id); }</text:span></text:p>
      <text:p text:style-name="P540"><text:span text:style-name="T541"><text:s text:c="5"/>Outer:</text:span></text:p>
      <text:p text:style-name="P542"><text:span text:style-name="T543"><text:tab/>&lt;my-comp-outer (itemClicked)=’onItemClicked($event)’&gt;&lt;/my-emp&gt;</text:span></text:p>
      <text:p text:style-name="P544"><text:span text:style-name="T545"><text:tab/>onItemClicked(message: string): void {</text:span><text:span text:style-name="T546"><text:line-break/></text:span><text:span text:style-name="T547"><text:tab/></text:span><text:span text:style-name="T548"><text:tab/>console.log(‘message: ‘ + message);</text:span></text:p>
      <text:p text:style-name="P549"><text:span text:style-name="T550"><text:tab/>}</text:span></text:p>
      <text:p text:style-name="P551"><text:span text:style-name="T552"><text:tab/>[class.selected]=”employee.selected” -&gt; Class binding to if selected or not, it will be used in list to check if is selected.</text:span></text:p>
      <text:p text:style-name="P553"><text:span text:style-name="T554"><text:tab/>CSS file class name, only shows if selected -&gt; .selected { <text:s/></text:span><text:span text:style-name="T555"><text:tab/>color: red;<text:s/></text:span><text:span text:style-name="T556"><text:tab/>}</text:span></text:p>
      <text:soft-page-break/>
      <text:p text:style-name="P557"><text:span text:style-name="T558">- Angular2: NestingComponents_Example of at Input and at Output Demonstration <text:s/></text:span></text:p>
      <text:p text:style-name="P559"><text:span text:style-name="T560">See AddPan and RemovePAN component in customer-support app.</text:span></text:p>
      <text:p text:style-name="P561"><text:span text:style-name="T562">- Angular2: Life Cycle</text:span><text:span text:style-name="T563"><text:s/>Methods <text:s text:c="2"/></text:span></text:p>
      <text:p text:style-name="P564"><text:span text:style-name="T565"><text:tab/>ngOnInit – Called to fectch data on initialization</text:span></text:p>
      <text:p text:style-name="P566"><text:span text:style-name="T567"><text:tab/>ngOnChanges – Called when changes made to input properties</text:span></text:p>
      <text:p text:style-name="P568"><text:span text:style-name="T569"><text:tab/>ngOnDestroy – To perform cleanup when component is destroyed</text:span></text:p>
      <text:p text:style-name="P570"><text:span text:style-name="T571">ngDoCheck - <text:s/>Called after every change detection<text:s/></text:span></text:p>
      <text:p text:style-name="P572"><text:span text:style-name="T573"><text:tab/>Component specific lifecycle methods: ngAfterContentInit, ngAfterContentChecked, ngAfterViewInit, ngAfterViewChecked</text:span></text:p>
      <text:p text:style-name="P574"><text:span text:style-name="T575">- Angular2: Services <text:s/></text:span></text:p>
      <text:p text:style-name="P576"><text:span text:style-name="T577">@Injectable() – Written for specific purporse -&gt; In the components: constructor (private service : MyService)<text:s/></text:span></text:p>
      <text:p text:style-name="P578"><text:span text:style-name="T579">Declarations: [MyComponent1, MyComponent2] <text:s/>-&gt; Providers: [ MyService ]<text:s/></text:span></text:p>
      <text:p text:style-name="P580"><text:span text:style-name="T581">Logic can be shared between multiple components, single reuse logic</text:span></text:p>
      <text:p text:style-name="P582"><text:span text:style-name="T583">Gateway for external interaction – REST Consumer</text:span><text:span text:style-name="T584"><text:line-break/></text:span><text:span text:style-name="T585">- Angular2: Http Service</text:span><text:span text:style-name="T586"><text:s text:c="2"/></text:span></text:p>
      <text:p text:style-name="P587"><text:span text:style-name="T588">BuiltIn service – HttpModule need to be imported.@angular/http</text:span></text:p>
      <text:p text:style-name="P589"><text:span text:style-name="T590">Http data is returned as observables (use .subscribe)</text:span></text:p>
      <text:p text:style-name="P591"><text:span text:style-name="T592">Component: show not call the service in constructor, instead call the service in ngOnInit to get data</text:span></text:p>
      <text:p text:style-name="P593"><text:span text:style-name="T594">.subscribe uses functional systax as example: service.get().subscribe(result =&gt; this.processResponse(result));</text:span></text:p>
      <text:p text:style-name="P595"><text:span text:style-name="T596">Import (Http, Response) from ‘@angular/http’; return_http.get(this.url).map( response =&gt; response.json());</text:span></text:p>
      <text:p text:style-name="P597"><text:span text:style-name="T598">Observable uses reactive (rxjs) -&gt; Choose it instead of Promisse</text:span><text:span text:style-name="T599"><text:line-break/></text:span><text:span text:style-name="T600">- Angular2: Routings</text:span></text:p>
      <text:p text:style-name="P601"><text:span text:style-name="T602">Pre-requisites:<text:s/></text:span><text:span text:style-name="T603">Should import router library and configure Routes</text:span></text:p>
      <text:p text:style-name="P604"><text:span text:style-name="T605">Concepts:</text:span><text:span text:style-name="T606"><text:line-break/></text:span><text:span text:style-name="T607">router-outlet – to be specified template file where current navigation page will be showed</text:span></text:p>
      <text:p text:style-name="P608"><text:span text:style-name="T609">RouterLink and RouterLinkActive – to be specified for navigation</text:span></text:p>
      <text:p text:style-name="P610"><text:span text:style-name="T611">ActivatedRoute in RouterState – Provider methods to get information on routes (see customer-support-app)</text:span></text:p>
      <text:p text:style-name="P612"><text:span text:style-name="T613">Views / templates:</text:span></text:p>
      <text:p text:style-name="P614"><text:span text:style-name="T615">&lt;nav&gt; &lt;a routerlink=”employees” routerlinkactive=”</text:span><text:span text:style-name="T616">active</text:span><text:span text:style-name="T617">” [routerlinkoptions]=”</text:span><text:span text:style-name="T618">exact:true</text:span><text:span text:style-name="T619">”&gt;&lt;/a&gt;<text:s/></text:span><text:span text:style-name="T620"><text:line-break/>-&gt; Only when url exactly the url, not partial… (active = active style class)</text:span></text:p>
      <text:p text:style-name="P621"><text:span text:style-name="T622">router-outlet -&gt; Dynamic replace for current router state, the current component -&gt; ngview (replace)</text:span></text:p>
      <text:p text:style-name="P623"><text:span text:style-name="T624">app.routing.ts:</text:span></text:p>
      <text:p text:style-name="P625"><text:span text:style-name="T626">const appRoutes : Routes <text:s/>= { path: ‘url/:id ‘, component, …} -&gt; Order is important | because angular uses the first matches | can use wild cards in path (Ex: *)</text:span></text:p>
      <text:p text:style-name="P627"><text:span text:style-name="T628">export const routing = RouterModule.forRoot(appRoutes);<text:s/></text:span></text:p>
      <text:p text:style-name="P629"><text:span text:style-name="T630">module.ts:</text:span></text:p>
      <text:p text:style-name="P631"><text:span text:style-name="T632">route: Inject the service ActivatedRoute @angular/route in constructor to get params from the Router. <text:s/></text:span><text:span text:style-name="T633"><text:line-break/>ActivatedRoute provides access to the url, params, data, queryParams, and fragment observables</text:span></text:p>
      <text:p text:style-name="P634"><text:span text:style-name="T635">location : Location @angular/common in constructor also to use -&gt; this.location.back();</text:span></text:p>
      <text:p text:style-name="P636"><text:span text:style-name="T637">RouterState provides methods to get information on<text:s/></text:span><text:span text:style-name="T638">routes</text:span><text:span text:style-name="T639"><text:s/>– it contains all the route and it inside it it has the ActivatedRoute and Snapshots;</text:span></text:p>
      <text:p text:style-name="P640"><text:span text:style-name="T641"><text:tab/>ngOnInit() – Interface OnInit -&gt; this.route.params.forEach( (params: Params) =&gt; {this.id = <text:s/>+params[</text:span><text:span text:style-name="T642">‘id’];} );</text:span></text:p>
      <text:p text:style-name="P643"/>
      <text:p text:style-name="Standard"><text:span text:style-name="T644"><text:line-break/></text:span><text:span text:style-name="T645">- Angular2: Events and communication between components:</text:span></text:p>
      <text:p text:style-name="P646"/>
      <text:p text:style-name="Standard"><text:span text:style-name="T647">Parent listens for child event:</text:span><text:span text:style-name="T648"><text:line-break/>@Output() voted = new EventEmitter&lt;boolean&gt;();</text:span><text:span text:style-name="T649"><text:line-break/>this.voted.emit(agreed);</text:span><text:span text:style-name="T650"><text:line-break/></text:span><text:span text:style-name="T651"><text:line-break/><text:s text:c="3"/>&lt;app-voter *ngFor="let voter of voters"</text:span></text:p>
      <text:p text:style-name="Standard"><text:span text:style-name="T652"><text:s text:c="6"/>[name]="voter"</text:span></text:p>
      <text:p text:style-name="Standard"><text:span text:style-name="T653"><text:s text:c="6"/>(voted)="onVoted($event)"&gt;</text:span></text:p>
      <text:p text:style-name="Standard"><text:span text:style-name="T654"><text:s text:c="4"/>&lt;/app-voter&gt;</text:span></text:p>
      <text:p text:style-name="Standard"><text:span text:style-name="T655"><text:line-break/>Intercept properties changes with onChangeListener:</text:span><text:span text:style-name="T656"><text:line-break/>VersionChildComponent implements OnChanges {</text:span></text:p>
      <text:p text:style-name="Standard"><text:span text:style-name="T657">ngOnChanges(changes: {[propKey: string]: SimpleChange}) {</text:span></text:p>
      <text:p text:style-name="Standard"><text:span text:style-name="T658"><text:s text:c="4"/>let log: string[] = [];</text:span></text:p>
      <text:soft-page-break/>
      <text:p text:style-name="Standard"><text:span text:style-name="T659"><text:s text:c="4"/>for (let propName in changes) {</text:span></text:p>
      <text:p text:style-name="Standard"><text:span text:style-name="T660"><text:s text:c="6"/>let changedProp = changes[propName];</text:span></text:p>
      <text:p text:style-name="Standard"><text:span text:style-name="T661"><text:s text:c="6"/>let to = JSON.stringify(changedProp.currentValue);</text:span></text:p>
      <text:p text:style-name="Standard"><text:span text:style-name="T662"><text:s text:c="6"/>if (changedProp.isFirstChange()) {</text:span></text:p>
      <text:p text:style-name="Standard"><text:span text:style-name="T663"><text:s text:c="8"/>log.push(`Initial value of ${propName} set to ${to}`);</text:span></text:p>
      <text:p text:style-name="Standard"><text:span text:style-name="T664"><text:s text:c="6"/>} else {</text:span></text:p>
      <text:p text:style-name="Standard"><text:span text:style-name="T665"><text:s text:c="8"/>let from = JSON.stringify(changedProp.previousValue);</text:span></text:p>
      <text:p text:style-name="Standard"><text:span text:style-name="T666"><text:s text:c="8"/>log.push(`${propName} changed from ${from} to ${to}`);</text:span></text:p>
      <text:p text:style-name="Standard"><text:span text:style-name="T667"><text:s text:c="6"/>}</text:span></text:p>
      <text:p text:style-name="Standard"><text:span text:style-name="T668"><text:s text:c="4"/>}</text:span></text:p>
      <text:p text:style-name="Standard"><text:span text:style-name="T669"><text:s text:c="4"/>this.changeLog.push(log.join(', '));</text:span></text:p>
      <text:p text:style-name="Standard"><text:span text:style-name="T670"><text:s text:c="2"/>}</text:span></text:p>
      <text:p text:style-name="P671"><text:span text:style-name="T672"><text:line-break/></text:span></text:p>
      <text:list text:style-name="LFO1" text:continue-numbering="true">
        <text:list-item>
          <text:p text:style-name="P673"><text:span text:style-name="T674">Passing the reference of one component to another</text:span><text:span text:style-name="T675"><text:line-break/>This solution should be used when components have dependency between them. For example dropdown, and dropdown toggle. They usually can’t exist without each other.</text:span></text:p>
        </text:list-item>
      </text:list>
      <text:p text:style-name="P676"><text:span text:style-name="T677">&lt;app-side-bar-toggle [sideBar]="sideBar"&gt;&lt;/app-side-bar-toggle&gt;</text:span></text:p>
      <text:p text:style-name="P678"><text:span text:style-name="T679">&lt;app-side-bar #sideBar&gt;&lt;/app-side-bar&gt;</text:span></text:p>
      <text:p text:style-name="P680"/>
      <text:p text:style-name="P681"><text:span text:style-name="T682">@Input() sideBar: SideBarComponent;</text:span></text:p>
      <text:p text:style-name="P683"/>
      <text:p text:style-name="P684"><text:span text:style-name="T685"><text:s/>@HostListener('click')</text:span></text:p>
      <text:p text:style-name="P686"><text:span text:style-name="T687"><text:s text:c="2"/></text:span><text:span text:style-name="T688">click() {</text:span></text:p>
      <text:p text:style-name="P689"><text:span text:style-name="T690"><text:s text:c="4"/>this.sideBar.toggle();</text:span></text:p>
      <text:p text:style-name="P691"><text:span text:style-name="T692"><text:s text:c="2"/>}</text:span></text:p>
      <text:p text:style-name="Standard"/>
      <text:list text:style-name="LFO1" text:continue-numbering="true">
        <text:list-item>
          <text:p text:style-name="P693"><text:span text:style-name="T694">Communication through parent component</text:span></text:p>
        </text:list-item>
      </text:list>
      <text:p text:style-name="P695"><text:span text:style-name="T696">@input and @output approach using parent component to send information between components,</text:span></text:p>
      <text:p text:style-name="P697"><text:span text:style-name="T698">Implementation of this approach is almost the same as the previous one, however side-bar-toggle doesn’t receive side-bar component. Instead parent component holds sideBarIsOpened property which is passed to the side-bar component.<text:s/></text:span><text:span text:style-name="T699"><text:line-break/></text:span><text:span text:style-name="T700"><text:line-break/>&lt;app-side-bar-toggle (toggle)="toggleSideBar()"&gt;&lt;/app-side-bar-toggle&gt;</text:span></text:p>
      <text:p text:style-name="P701"><text:span text:style-name="T702">&lt;app-side-bar [isOpen]="sideBarIsOpened"&gt;&lt;/app-side-bar&gt;</text:span></text:p>
      <text:p text:style-name="P703"/>
      <text:p text:style-name="P704"><text:span text:style-name="T705">Component toggle:</text:span></text:p>
      <text:p text:style-name="P706"><text:span text:style-name="T707"><text:s text:c="2"/>@Output() toggle: EventEmitter&lt;null&gt; = new EventEmitter();</text:span></text:p>
      <text:p text:style-name="P708"/>
      <text:p text:style-name="P709"><text:span text:style-name="T710"><text:s text:c="2"/>@HostListener('click')</text:span></text:p>
      <text:p text:style-name="P711"><text:span text:style-name="T712"><text:s text:c="2"/>click() {</text:span></text:p>
      <text:p text:style-name="P713"><text:span text:style-name="T714"><text:s text:c="4"/>this.toggle.emit();</text:span></text:p>
      <text:p text:style-name="P715"><text:span text:style-name="T716"><text:s text:c="2"/>}</text:span></text:p>
      <text:p text:style-name="P717"/>
      <text:p text:style-name="P718"><text:span text:style-name="T719">Component side bar:</text:span></text:p>
      <text:p text:style-name="P720"/>
      <text:p text:style-name="P721"><text:span text:style-name="T722"><text:s/>@HostBinding('class.is-open') @Input()</text:span></text:p>
      <text:p text:style-name="P723"><text:span text:style-name="T724"><text:s text:c="2"/>isOpen = false;</text:span></text:p>
      <text:p text:style-name="P725"/>
      <text:list text:style-name="LFO1" text:continue-numbering="true">
        <text:list-item>
          <text:p text:style-name="P726"><text:span text:style-name="T727">Communication through Service</text:span></text:p>
        </text:list-item>
      </text:list>
      <text:p text:style-name="Standard"><text:span text:style-name="T728"><text:line-break/>- Angular2: Observables – Uses could observables (needs a subscriber and don’t loose message)</text:span></text:p>
      <text:p text:style-name="Standard"><text:span text:style-name="T729">(p.s: In hot obersables, returns are sent event it has no subscriber and message can be lost)</text:span></text:p>
      <text:p text:style-name="P730"/>
      <text:p text:style-name="P731"><text:span text:style-name="T732">Subscriber and observable simplest example:</text:span></text:p>
      <text:p text:style-name="P733"/>
      <text:p text:style-name="P734"><text:span text:style-name="T735">myObservable.subscribe(<text:s/></text:span></text:p>
      <text:p text:style-name="P736"><text:span text:style-name="T737">x =&gt; console.log('Observer got<text:s/></text:span><text:a xlink:href="https://angular.io/api/router/RouterLinkWithHref" office:target-frame-name="_top" xlink:show="replace"><text:span text:style-name="T738">a</text:span></text:a><text:span text:style-name="T739"><text:s/>next value: ' + x),<text:s/></text:span></text:p>
      <text:p text:style-name="P740"><text:span text:style-name="T741">err =&gt; console.error('Observer got an error: ' + err),<text:s/></text:span></text:p>
      <text:p text:style-name="P742"><text:span text:style-name="T743">() =&gt; console.log('Observer got<text:s/></text:span><text:a xlink:href="https://angular.io/api/router/RouterLinkWithHref" office:target-frame-name="_top" xlink:show="replace"><text:span text:style-name="T744">a</text:span></text:a><text:span text:style-name="T745"><text:s/>complete notification') );</text:span></text:p>
      <text:p text:style-name="P746"/>
      <text:p text:style-name="P747"><text:span text:style-name="T748">// This function runs when subscribe() is called</text:span></text:p>
      <text:p text:style-name="P749"><text:span text:style-name="T750">function sequenceSubscriber(observer) {</text:span></text:p>
      <text:p text:style-name="P751"><text:span text:style-name="T752"><text:s text:c="2"/>// synchronously deliver 1, 2, and 3, then complete</text:span></text:p>
      <text:p text:style-name="P753"><text:span text:style-name="T754"><text:s text:c="2"/>observer.next(1);</text:span></text:p>
      <text:p text:style-name="P755"><text:span text:style-name="T756"><text:s text:c="2"/>observer.next(2);</text:span></text:p>
      <text:p text:style-name="P757"><text:span text:style-name="T758"><text:s text:c="2"/>observer.next(3);</text:span></text:p>
      <text:p text:style-name="P759"><text:span text:style-name="T760"><text:s text:c="2"/>observer.complete();</text:span></text:p>
      <text:p text:style-name="P761"><text:span text:style-name="T762"><text:s/></text:span></text:p>
      <text:p text:style-name="P763"><text:span text:style-name="T764"><text:s text:c="2"/>// unsubscribe function doesn't need to do anything in this</text:span></text:p>
      <text:p text:style-name="P765"><text:span text:style-name="T766"><text:s text:c="2"/>// because values are delivered synchronously</text:span></text:p>
      <text:p text:style-name="P767"><text:span text:style-name="T768"><text:s text:c="2"/>return {unsubscribe() {}};</text:span></text:p>
      <text:p text:style-name="P769"><text:span text:style-name="T770">}</text:span></text:p>
      <text:p text:style-name="P771"><text:span text:style-name="T772"><text:s/></text:span></text:p>
      <text:p text:style-name="P773"><text:span text:style-name="T774">// Create a new Observable that will deliver the above sequence</text:span></text:p>
      <text:p text:style-name="P775"><text:span text:style-name="T776">const sequence = new Observable(sequenceSubscriber);</text:span></text:p>
      <text:p text:style-name="P777"><text:span text:style-name="T778"><text:s/></text:span></text:p>
      <text:p text:style-name="P779"><text:span text:style-name="T780">// execute the Observable and print the result of each notification</text:span></text:p>
      <text:p text:style-name="P781"><text:span text:style-name="T782">sequence.subscribe({</text:span></text:p>
      <text:p text:style-name="P783"><text:span text:style-name="T784"><text:s text:c="2"/>next(num) { console.log(num); },</text:span></text:p>
      <text:p text:style-name="P785"><text:span text:style-name="T786"><text:s text:c="2"/></text:span><text:span text:style-name="T787">complete() { console.log('Finished sequence'); }</text:span></text:p>
      <text:p text:style-name="P788"><text:span text:style-name="T789">});</text:span></text:p>
      <text:p text:style-name="P790"/>
      <text:p text:style-name="P791"><text:span text:style-name="T792">Create custom fromEvent function:</text:span></text:p>
      <text:p text:style-name="P793"/>
      <text:p text:style-name="P794"><text:span text:style-name="T795">function fromEvent(target, eventName) {</text:span></text:p>
      <text:p text:style-name="P796"><text:span text:style-name="T797"><text:s text:c="2"/>return new Observable((observer) =&gt; {</text:span></text:p>
      <text:p text:style-name="P798"><text:span text:style-name="T799"><text:s text:c="4"/>const handler = (e) =&gt; observer.next(e);</text:span></text:p>
      <text:p text:style-name="P800"><text:span text:style-name="T801"><text:s/></text:span></text:p>
      <text:p text:style-name="P802"><text:span text:style-name="T803"><text:s text:c="4"/>// Add the event handler to the target</text:span></text:p>
      <text:p text:style-name="P804"><text:span text:style-name="T805"><text:s text:c="4"/>target.addEventListener(eventName, handler);</text:span></text:p>
      <text:p text:style-name="P806"><text:span text:style-name="T807"><text:s/></text:span></text:p>
      <text:p text:style-name="P808"><text:span text:style-name="T809"><text:s text:c="4"/>return () =&gt; {</text:span></text:p>
      <text:p text:style-name="P810"><text:span text:style-name="T811"><text:s text:c="6"/>// Detach the event handler from the target</text:span></text:p>
      <text:p text:style-name="P812"><text:span text:style-name="T813"><text:s text:c="6"/>target.removeEventListener(eventName, handler);</text:span></text:p>
      <text:p text:style-name="P814"><text:span text:style-name="T815"><text:s text:c="4"/>};</text:span></text:p>
      <text:p text:style-name="P816"><text:span text:style-name="T817"><text:s text:c="2"/>});</text:span></text:p>
      <text:p text:style-name="P818"><text:span text:style-name="T819">}</text:span></text:p>
      <text:p text:style-name="P820"/>
      <text:p text:style-name="P821"><text:span text:style-name="T822">Create a delayed sequence:</text:span></text:p>
      <text:p text:style-name="P823"/>
      <text:p text:style-name="P824"><text:span text:style-name="T825">function sequenceSubscriber(observer) {</text:span></text:p>
      <text:p text:style-name="P826"><text:span text:style-name="T827"><text:s text:c="2"/>const seq = [1, 2, 3];</text:span></text:p>
      <text:p text:style-name="P828"><text:span text:style-name="T829"><text:s text:c="2"/>let timeoutId;</text:span></text:p>
      <text:p text:style-name="P830"><text:span text:style-name="T831"><text:s/></text:span></text:p>
      <text:p text:style-name="P832"><text:span text:style-name="T833"><text:s text:c="2"/>// Will run through an array of numbers, emitting one value</text:span></text:p>
      <text:p text:style-name="P834"><text:span text:style-name="T835"><text:s text:c="2"/>// per second until it gets to the end of the array.</text:span></text:p>
      <text:p text:style-name="P836"><text:span text:style-name="T837"><text:s text:c="2"/>function doSequence(arr, idx) {</text:span></text:p>
      <text:p text:style-name="P838"><text:span text:style-name="T839"><text:s text:c="4"/>timeoutId = setTimeout(() =&gt; {</text:span></text:p>
      <text:p text:style-name="P840"><text:span text:style-name="T841"><text:s text:c="6"/>observer.next(arr[idx]);</text:span></text:p>
      <text:p text:style-name="P842"><text:span text:style-name="T843"><text:s text:c="6"/>if (idx === arr.length - 1) {</text:span></text:p>
      <text:p text:style-name="P844"><text:span text:style-name="T845"><text:s text:c="8"/>observer.complete();</text:span></text:p>
      <text:p text:style-name="P846"><text:span text:style-name="T847"><text:s text:c="6"/>} else {</text:span></text:p>
      <text:p text:style-name="P848"><text:span text:style-name="T849"><text:s text:c="8"/>doSequence(arr, ++idx);</text:span></text:p>
      <text:p text:style-name="P850"><text:span text:style-name="T851"><text:s text:c="6"/>}</text:span></text:p>
      <text:p text:style-name="P852"><text:span text:style-name="T853"><text:s text:c="4"/>}, 1000);</text:span></text:p>
      <text:p text:style-name="P854"><text:span text:style-name="T855"><text:s text:c="2"/>}</text:span></text:p>
      <text:p text:style-name="P856"><text:span text:style-name="T857"><text:s/></text:span></text:p>
      <text:p text:style-name="P858"><text:span text:style-name="T859"><text:s text:c="2"/>doSequence(seq, 0);</text:span></text:p>
      <text:p text:style-name="P860"><text:span text:style-name="T861"><text:s/></text:span></text:p>
      <text:p text:style-name="P862"><text:span text:style-name="T863"><text:s text:c="2"/>// Unsubscribe should clear the timeout to stop execution</text:span></text:p>
      <text:p text:style-name="P864"><text:span text:style-name="T865"><text:s text:c="2"/>return {unsubscribe() {</text:span></text:p>
      <text:p text:style-name="P866"><text:span text:style-name="T867"><text:s text:c="4"/>clearTimeout(timeoutId);</text:span></text:p>
      <text:p text:style-name="P868"><text:span text:style-name="T869"><text:s text:c="2"/>}};</text:span></text:p>
      <text:p text:style-name="P870"><text:span text:style-name="T871">}</text:span></text:p>
      <text:p text:style-name="P872"/>
      <text:p text:style-name="P873"/>
      <text:p text:style-name="P874"><text:span text:style-name="T875">The RxJS library in Angular:</text:span></text:p>
      <text:p text:style-name="P876"><text:span text:style-name="T877"><text:line-break/></text:span></text:p>
      <text:list text:style-name="LFO2" text:continue-numbering="true">
        <text:list-item>
          <text:p text:style-name="P878"><text:span text:style-name="T879">Converting existing code for async operations into observables</text:span></text:p>
        </text:list-item>
        <text:list-item>
          <text:p text:style-name="P880"><text:span text:style-name="T881">Iterating through the values in a stream</text:span></text:p>
        </text:list-item>
        <text:list-item>
          <text:p text:style-name="P882"><text:span text:style-name="T883">Mapping values to different types</text:span></text:p>
        </text:list-item>
        <text:list-item>
          <text:p text:style-name="P884"><text:span text:style-name="T885">Filtering streams</text:span></text:p>
        </text:list-item>
        <text:list-item>
          <text:p text:style-name="P886"><text:span text:style-name="T887">Composing multiple streams</text:span></text:p>
        </text:list-item>
      </text:list>
      <text:p text:style-name="P888"><text:span text:style-name="T889"><text:tab/></text:span></text:p>
      <text:p text:style-name="P890"><text:span text:style-name="T891">Observables in Angular (non custom):</text:span></text:p>
      <text:list text:style-name="LFO2" text:continue-numbering="true">
        <text:list-item>
          <text:p text:style-name="P892"><text:span text:style-name="T893">The </text:span><text:a xlink:href="https://angular.io/api/core/EventEmitter" office:target-frame-name="_top" xlink:show="replace"><text:span text:style-name="T894">EventEmitter</text:span></text:a><text:span text:style-name="T895"> class extends Observable.</text:span></text:p>
        </text:list-item>
        <text:list-item>
          <text:p text:style-name="P896"><text:span text:style-name="T897">The HTTP module uses observables to handle AJAX requests and responses.</text:span></text:p>
        </text:list-item>
        <text:list-item>
          <text:p text:style-name="P898"><text:span text:style-name="T899">The Router and Forms modules use observables to listen for and respond to user-input events.</text:span></text:p>
        </text:list-item>
      </text:list>
      <text:p text:style-name="P900"/>
      <text:p text:style-name="P901"/>
      <text:p text:style-name="P902"><text:span text:style-name="T903">REST Service call in Angular (returns observable):</text:span></text:p>
      <text:p text:style-name="P904"/>
      <text:p text:style-name="P905"><text:span text:style-name="T906">/** SERVICE.TS */</text:span></text:p>
      <text:p text:style-name="P907"><text:span text:style-name="T908">addHero (hero: Hero): Observable&lt;Hero&gt; {</text:span></text:p>
      <text:p text:style-name="P909"><text:span text:style-name="T910"><text:s text:c="2"/>return this.http.post&lt;Hero&gt;(this.heroesUrl, hero, httpOptions)</text:span></text:p>
      <text:p text:style-name="P911"><text:span text:style-name="T912"><text:s text:c="4"/>.pipe(</text:span></text:p>
      <text:p text:style-name="P913"><text:span text:style-name="T914"><text:s text:c="6"/>catchError(this.handleError('addHero', hero))</text:span></text:p>
      <text:p text:style-name="P915"><text:span text:style-name="T916"><text:s text:c="4"/>);</text:span></text:p>
      <text:p text:style-name="P917"><text:span text:style-name="T918">}</text:span></text:p>
      <text:p text:style-name="P919"/>
      <text:p text:style-name="P920"><text:span text:style-name="T921">/*COMPONENT.TS*/</text:span></text:p>
      <text:p text:style-name="P922"><text:span text:style-name="T923">this.heroesService.addHero(newHero)</text:span></text:p>
      <text:p text:style-name="P924"><text:span text:style-name="T925"><text:s text:c="2"/>.subscribe(hero =&gt; this.heroes.push(hero));</text:span></text:p>
      <text:p text:style-name="P926"/>
      <text:soft-page-break/>
      <text:p text:style-name="P927"><text:span text:style-name="T928">Security: XSRF Protection</text:span><text:span text:style-name="T929"><text:line-break/></text:span></text:p>
      <text:p text:style-name="P930"><text:span text:style-name="T931">by which the attacker can trick an authenticated user into unknowingly executing actions on your website. HttpClient supports a common mechanism used to prevent XSRF attacks. When performing HTTP requests, an interceptor reads a token from a cookie, by default XSRF-TOKEN, and sets it as an HTTP header, X-XSRF-TOKEN. Since only code that runs on your domain could read the cookie, the backend can be certain that the HTTP request came from your client application and not an attacker.</text:span></text:p>
      <text:p text:style-name="P932"/>
      <text:p text:style-name="P933"><text:span text:style-name="T934">imports: [</text:span></text:p>
      <text:p text:style-name="P935"><text:span text:style-name="T936"><text:s text:c="2"/>HttpClientModule,</text:span></text:p>
      <text:p text:style-name="P937"><text:span text:style-name="T938"><text:s text:c="2"/>HttpClientXsrfModule.withOptions({</text:span></text:p>
      <text:p text:style-name="P939"><text:span text:style-name="T940"><text:s text:c="4"/>cookieName: 'My-Xsrf-Cookie',</text:span></text:p>
      <text:p text:style-name="P941"><text:span text:style-name="T942"><text:s text:c="4"/>headerName: 'My-Xsrf-Header',</text:span></text:p>
      <text:p text:style-name="P943"><text:span text:style-name="T944"><text:s text:c="2"/>}),</text:span></text:p>
      <text:p text:style-name="P945"><text:span text:style-name="T946">],</text:span></text:p>
      <text:p text:style-name="P947"/>
      <text:p text:style-name="P948"><text:span text:style-name="T949">More details and testing examples at: https://angular.io/guide/http</text:span></text:p>
      <text:p text:style-name="P950"/>
      <text:p text:style-name="P951"/>
      <text:p text:style-name="Standard"><text:span text:style-name="T952">- Angular 2: Material</text:span></text:p>
      <text:p text:style-name="PreformattedText"><text:span text:style-name="T953">#Angular material installation</text:span></text:p>
      <text:p text:style-name="P954"><text:span text:style-name="T955">npm install --save @angular/material @angular/cdk</text:span><text:span text:style-name="T956"><text:line-break/>npm install --save @angular/animations</text:span></text:p>
      <text:p text:style-name="P957"><text:span text:style-name="T958">npm install --save hammerjs</text:span></text:p>
      <text:p text:style-name="P959"><text:span text:style-name="T960">main.css: import 'hammerjs';</text:span><text:span text:style-name="T961"><text:line-break/>styless.css: @import<text:s/></text:span><text:a xlink:href="mailto:~@angular/material/prebuilt-themes/indigo-pink.css" office:target-frame-name="_top" xlink:show="replace"><text:span text:style-name="T962">~@angular/material/prebuilt-themes/indigo-pink.css</text:span></text:a></text:p>
      <text:p text:style-name="P963"><text:span text:style-name="T964">Links:</text:span></text:p>
      <text:p text:style-name="P965"><text:a xlink:href="https://medium.com/@ismapro/first-steps-with-angular-cli-and-angular-material-5a90406e9a4" office:target-frame-name="_top" xlink:show="replace"><text:span text:style-name="T966">https://medium.com/@ismapro/first-steps-with-angular-cli-and-angular-material-5a90406e9a4</text:span></text:a></text:p>
      <text:p text:style-name="P967"><text:a xlink:href="https://coursetro.com/posts/code/113/How-to-Build-an-Angular-5-Material-App" office:target-frame-name="_top" xlink:show="replace"><text:span text:style-name="T968">https://coursetro.com/posts/code/113/How-to-Build-an-Angular-5-Material-App</text:span></text:a></text:p>
      <text:p text:style-name="P969"/>
      <text:p text:style-name="P970"/>
      <text:p text:style-name="Standard"><text:span text:style-name="T971"><text:line-break/></text:span><text:span text:style-name="T972">- Angular 2: Logging</text:span><text:span text:style-name="T973"><text:line-break/></text:span><text:span text:style-name="T974">https://www.codemag.com/article/1711021/Logging-in-Angular-Applications</text:span></text:p>
      <text:p text:style-name="Standard"/>
      <text:p text:style-name="Standard"/>
      <text:p text:style-name="Standard"><text:span text:style-name="T975">- Angular2: Deploys</text:span></text:p>
      <text:p text:style-name="Standard"><text:span text:style-name="T976"><text:line-break/></text:span><text:span text:style-name="T977">ng build<text:s/></text:span><text:span text:style-name="T978">–</text:span><text:span text:style-name="T979">watch</text:span></text:p>
      <text:p text:style-name="Standard"><text:span text:style-name="T980">ng build<text:s/></text:span><text:span text:style-name="T981">–</text:span><text:span text:style-name="T982">prod</text:span></text:p>
      <text:p text:style-name="Standard"><text:span text:style-name="T983">ng build<text:s/></text:span><text:span text:style-name="T984">--</text:span><text:span text:style-name="T985">prod<text:s/></text:span><text:span text:style-name="T986">--</text:span><text:span text:style-name="T987">source</text:span><text:span text:style-name="T988">-</text:span><text:span text:style-name="T989">map</text:span></text:p>
      <text:p text:style-name="P990"/>
      <text:p text:style-name="P991"><text:span text:style-name="T992">-<text:s/></text:span><text:span text:style-name="T993">Amgular: Updates</text:span><text:span text:style-name="T994"><text:line-break/></text:span><text:a xlink:href="https://update.angular.io/" office:target-frame-name="_top" xlink:show="replace"><text:span text:style-name="Hyperlink">https://update.angular.io/</text:span></text:a></text:p>
      <text:p text:style-name="P995"><text:line-break/><text:span text:style-name="T996">ng a</text:span><text:span text:style-name="T997">dd</text:span></text:p>
      <text:p text:style-name="P998"><text:span text:style-name="T999">Another new CLI command </text:span><text:span text:style-name="T1000">ng add &lt;package&gt;</text:span><text:span text:style-name="T1001"> makes adding new capabilities to your project easy. </text:span><text:span text:style-name="T1002">ng add</text:span><text:span text:style-name="T1003"> will use your package manager to download new dependencies and invoke an installation script (implemented as a schematic) which can update your project with configuration changes, add additional dependencies (e.g. polyfills), or scaffold package-specific initialization code.</text:span></text:p>
      <text:p text:style-name="P1004"/>
      <text:p text:style-name="P1005"/>
      <text:p text:style-name="P1006">Prime NG<text:s/>-Download</text:p>
      <text:p text:style-name="P1007">PrimeNG is available at npm, if you have an existing application run the following command to download it to your project.</text:p>
      <text:p text:style-name="P1008"/>
      <text:p text:style-name="P1009">npm install primeng --save</text:p>
      <text:p text:style-name="P1010"><text:span text:style-name="T1011">npm install primeicons<text:s/></text:span><text:span text:style-name="T1012">–</text:span><text:span text:style-name="T1013">save</text:span><text:span text:style-name="T1014"><text:line-break/></text:span><text:span text:style-name="T1015"><text:line-break/></text:span><text:a xlink:href="https://www.primefaces.org/primeng/#/setup" office:target-frame-name="_top" xlink:show="replace"><text:span text:style-name="Hyperlink">https://www.primefaces.org/primeng/#/setup</text:span></text:a></text:p>
      <text:p text:style-name="P1016"/>
      <text:p text:style-name="P1017"/>
      <text:p text:style-name="P1018"/>
      <text:soft-page-break/>
      <text:p text:style-name="P1019"><text:span text:style-name="T1020">Angular and TypeScript -&gt; Adding order to array:</text:span></text:p>
      <text:p text:style-name="P1021"/>
      <text:p text:style-name="P1022">function myCompare(a, b) {</text:p>
      <text:p text:style-name="P1023"><text:s text:c="3"/>if (a.UserDefinedTableResponse.tableName &gt; b.UserDefinedTableResponse.tableName)</text:p>
      <text:p text:style-name="P1024"><text:tab/>return 1;</text:p>
      <text:p text:style-name="P1025"><text:tab/>if (a.UserDefinedTableResponse.tableName &lt; b.UserDefinedTableResponse.tableName)</text:p>
      <text:p text:style-name="P1026"><text:tab/>return -1;</text:p>
      <text:p text:style-name="P1027"><text:s text:c="4"/>return 0;</text:p>
      <text:p text:style-name="P1028">}</text:p>
      <text:p text:style-name="P1029"/>
      <text:p text:style-name="P1030">testArr.sort(myCompare);</text:p>
      <text:p text:style-name="P1031"/>
      <text:p text:style-name="P1032">FORK JOIN example:</text:p>
      <text:p text:style-name="P1033"/>
      <text:p text:style-name="P1034">getLists(_: number[] = []) {</text:p>
      <text:p text:style-name="P1035"><text:s text:c="4"/>const lists$ = this.listService.getLists()</text:p>
      <text:p text:style-name="P1036"><text:s text:c="6"/>.pipe(</text:p>
      <text:p text:style-name="P1037"><text:s text:c="8"/>mergeMap(</text:p>
      <text:p text:style-name="P1038"><text:s text:c="10"/>lists =&gt; {</text:p>
      <text:p text:style-name="P1039"><text:s text:c="12"/>const udts = lists.udts;</text:p>
      <text:p text:style-name="P1040"><text:s text:c="12"/>const getPanFromList$ = udts.map(udt =&gt; this.listService.getPanFromList(udt.id, this.pan));</text:p>
      <text:p text:style-name="P1041"><text:s text:c="12"/>return forkJoin(getPanFromList$, (...results: any[]) =&gt; {</text:p>
      <text:p text:style-name="P1042"><text:s text:c="14"/>udts.forEach((udt, i) =&gt; this.processGetPanResponse(results[i], udt));</text:p>
      <text:p text:style-name="P1043"><text:s text:c="14"/>return udts;</text:p>
      <text:p text:style-name="P1044"><text:s text:c="12"/>});</text:p>
      <text:p text:style-name="P1045"><text:s text:c="10"/>}</text:p>
      <text:p text:style-name="P1046"><text:s text:c="8"/>)</text:p>
      <text:p text:style-name="P1047"><text:s text:c="6"/>);</text:p>
      <text:soft-page-break/>
      <text:p text:style-name="P1048"><text:span text:style-name="T1049">Login and JWT</text:span></text:p>
      <text:p text:style-name="P1050"/>
      <text:p text:style-name="Standard"><text:a xlink:href="http://jasonwatmore.com/post/2017/02/22/mean-with-angular-2-user-registration-and-login-example-tutorial" office:target-frame-name="_top" xlink:show="replace"><text:span text:style-name="T1051">http://jasonwatmore.com/post/2017/02/22/mean-with-angular-2-user-registration-and-login-example-tutorial</text:span></text:a></text:p>
      <text:p text:style-name="Standard"><text:a xlink:href="https://blog.angular-university.io/angular-jwt-authentication/" office:target-frame-name="_top" xlink:show="replace"><text:span text:style-name="T1052">https://blog.angular-university.io/angular-jwt-authentication/</text:span></text:a></text:p>
      <text:p text:style-name="P1053"/>
      <text:p text:style-name="P1054"><text:span text:style-name="T1055">private</text:span><text:span text:style-name="T1056"><text:s/></text:span><text:span text:style-name="T1057">login</text:span><text:span text:style-name="T1058"><text:s/>(</text:span><text:span text:style-name="T1059">username</text:span><text:span text:style-name="T1060">:<text:s/></text:span><text:span text:style-name="T1061">string</text:span><text:span text:style-name="T1062">,<text:s/></text:span><text:span text:style-name="T1063">password</text:span><text:span text:style-name="T1064">:<text:s/></text:span><text:span text:style-name="T1065">string</text:span><text:span text:style-name="T1066"><text:s/>) {</text:span></text:p>
      <text:p text:style-name="P1067"><text:span text:style-name="T1068"><text:s text:c="4"/></text:span><text:span text:style-name="T1069">this</text:span><text:span text:style-name="T1070">.</text:span><text:span text:style-name="T1071">logger</text:span><text:span text:style-name="T1072">.</text:span><text:span text:style-name="T1073">debug</text:span><text:span text:style-name="T1074">(</text:span><text:span text:style-name="T1075">'Will try login'</text:span><text:span text:style-name="T1076">);</text:span></text:p>
      <text:p text:style-name="P1077"><text:span text:style-name="T1078"><text:s text:c="4"/></text:span><text:span text:style-name="T1079">const</text:span><text:span text:style-name="T1080"><text:s/></text:span><text:span text:style-name="T1081">request</text:span><text:span text:style-name="T1082"><text:s/>=<text:s/></text:span><text:span text:style-name="T1083">HttpWriteRequest</text:span><text:span text:style-name="T1084">.</text:span><text:span text:style-name="T1085">create</text:span><text:span text:style-name="T1086">(</text:span><text:span text:style-name="T1087">'/api/authenticate'</text:span><text:span text:style-name="T1088">, {<text:s/></text:span><text:span text:style-name="T1089">username</text:span><text:span text:style-name="T1090">,<text:s/></text:span><text:span text:style-name="T1091">password</text:span><text:span text:style-name="T1092"><text:s/>});</text:span></text:p>
      <text:p text:style-name="P1093"><text:span text:style-name="T1094"><text:s text:c="4"/></text:span><text:span text:style-name="T1095">this</text:span><text:span text:style-name="T1096">.</text:span><text:span text:style-name="T1097">logger</text:span><text:span text:style-name="T1098">.</text:span><text:span text:style-name="T1099">debug</text:span><text:span text:style-name="T1100">(</text:span><text:span text:style-name="T1101">'post'</text:span><text:span text:style-name="T1102">);</text:span></text:p>
      <text:p text:style-name="P1103"><text:span text:style-name="T1104"><text:s text:c="4"/></text:span><text:span text:style-name="T1105">return</text:span><text:span text:style-name="T1106"><text:s/></text:span><text:span text:style-name="T1107">this</text:span><text:span text:style-name="T1108">.</text:span><text:span text:style-name="T1109">http</text:span><text:span text:style-name="T1110">.</text:span><text:span text:style-name="T1111">post</text:span><text:span text:style-name="T1112">(</text:span><text:span text:style-name="T1113">request</text:span><text:span text:style-name="T1114">)</text:span></text:p>
      <text:p text:style-name="P1115"><text:span text:style-name="T1116"><text:s text:c="4"/>.</text:span><text:span text:style-name="T1117">map</text:span><text:span text:style-name="T1118">( (</text:span><text:span text:style-name="T1119">user</text:span><text:span text:style-name="T1120">:<text:s/></text:span><text:span text:style-name="T1121">any</text:span><text:span text:style-name="T1122">)<text:s/></text:span><text:span text:style-name="T1123">=&gt;</text:span><text:span text:style-name="T1124"><text:s/>{</text:span></text:p>
      <text:p text:style-name="P1125"><text:span text:style-name="T1126"><text:s text:c="8"/></text:span><text:span text:style-name="T1127">this</text:span><text:span text:style-name="T1128">.</text:span><text:span text:style-name="T1129">logger</text:span><text:span text:style-name="T1130">.</text:span><text:span text:style-name="T1131">debug</text:span><text:span text:style-name="T1132">(</text:span><text:span text:style-name="T1133">'result'</text:span><text:span text:style-name="T1134">);</text:span></text:p>
      <text:p text:style-name="P1135"><text:span text:style-name="T1136"><text:s text:c="8"/></text:span><text:span text:style-name="T1137">// login successful if there's a jwt token in the response</text:span></text:p>
      <text:p text:style-name="P1138"><text:span text:style-name="T1139"><text:s text:c="8"/></text:span><text:span text:style-name="T1140">if</text:span><text:span text:style-name="T1141"><text:s/>(</text:span><text:span text:style-name="T1142">user</text:span><text:span text:style-name="T1143"><text:s/>&amp;&amp;<text:s/></text:span><text:span text:style-name="T1144">user</text:span><text:span text:style-name="T1145">.</text:span><text:span text:style-name="T1146">token</text:span><text:span text:style-name="T1147">) {</text:span></text:p>
      <text:p text:style-name="P1148"><text:span text:style-name="T1149"><text:s text:c="12"/></text:span><text:span text:style-name="T1150">this</text:span><text:span text:style-name="T1151">.</text:span><text:span text:style-name="T1152">logger</text:span><text:span text:style-name="T1153">.</text:span><text:span text:style-name="T1154">debug</text:span><text:span text:style-name="T1155">(</text:span><text:span text:style-name="T1156">user</text:span><text:span text:style-name="T1157">);</text:span></text:p>
      <text:p text:style-name="P1158"><text:span text:style-name="T1159"><text:s text:c="12"/></text:span><text:span text:style-name="T1160">this</text:span><text:span text:style-name="T1161">.</text:span><text:span text:style-name="T1162">logger</text:span><text:span text:style-name="T1163">.</text:span><text:span text:style-name="T1164">debug</text:span><text:span text:style-name="T1165">(</text:span><text:span text:style-name="T1166">user</text:span><text:span text:style-name="T1167">.</text:span><text:span text:style-name="T1168">token</text:span><text:span text:style-name="T1169">);</text:span></text:p>
      <text:p text:style-name="P1170"><text:span text:style-name="T1171"><text:s text:c="12"/></text:span><text:span text:style-name="T1172">// store user details and jwt token in local storage to keep user logged in between page refreshes</text:span></text:p>
      <text:p text:style-name="P1173"><text:span text:style-name="T1174"><text:s text:c="12"/></text:span><text:span text:style-name="T1175">localStorage</text:span><text:span text:style-name="T1176">.</text:span><text:span text:style-name="T1177">setItem</text:span><text:span text:style-name="T1178">(</text:span><text:span text:style-name="T1179">'TFC-XSRF-Token'</text:span><text:span text:style-name="T1180">,<text:s/></text:span><text:span text:style-name="T1181">JSON</text:span><text:span text:style-name="T1182">.</text:span><text:span text:style-name="T1183">stringify</text:span><text:span text:style-name="T1184">(</text:span><text:span text:style-name="T1185">user</text:span><text:span text:style-name="T1186">.</text:span><text:span text:style-name="T1187">token</text:span><text:span text:style-name="T1188">));</text:span></text:p>
      <text:p text:style-name="P1189"><text:s text:c="8"/>}</text:p>
      <text:p text:style-name="P1190"/>
      <text:p text:style-name="P1191"><text:span text:style-name="T1192"><text:s text:c="8"/></text:span><text:span text:style-name="T1193">return</text:span><text:span text:style-name="T1194"><text:s/></text:span><text:span text:style-name="T1195">user</text:span><text:span text:style-name="T1196">;</text:span></text:p>
      <text:p text:style-name="P1197"><text:s text:c="4"/>});</text:p>
      <text:p text:style-name="Standard"><text:span text:style-name="T1198"><text:s/></text:span></text:p>
      <text:p text:style-name="P1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pln" style:display-name="pln" style:family="text" style:parent-style-name="Fonteparág.padrão"/>
    <style:style style:name="pun" style:display-name="pun" style:family="text" style:parent-style-name="Fonteparág.padrão"/>
    <style:style style:name="str" style:display-name="str" style:family="text" style:parent-style-name="Fonteparág.padrão"/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1" style:display-name="HTML Preformatted Char1" style:family="text" style:parent-style-name="DefaultParagraphFont">
      <style:text-properties style:font-name="Consolas" style:font-name-complex="Mangal" fo:font-size="10pt" style:font-size-asian="10pt" style:font-size-complex="9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x" style:display-name="nx" style:family="text" style:parent-style-name="DefaultParagraphFont"/>
    <style:style style:name="p" style:display-name="p" style:family="text" style:parent-style-name="DefaultParagraphFont"/>
    <style:style style:name="s2" style:display-name="s2" style:family="text" style:parent-style-name="DefaultParagraphFont"/>
    <style:style style:name="kd" style:display-name="kd" style:family="text" style:parent-style-name="DefaultParagraphFont"/>
    <style:style style:name="o" style:display-name="o" style:family="text" style:parent-style-name="DefaultParagraphFont"/>
    <style:style style:name="kc" style:display-name="kc" style:family="text" style:parent-style-name="DefaultParagraphFont"/>
    <style:style style:name="typ" style:display-name="typ" style:family="text" style:parent-style-name="DefaultParagraphFont"/>
    <style:style style:name="kwd" style:display-name="kwd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graf" style:display-name="graf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eira, Victor</meta:initial-creator>
    <dc:creator>Vieira, Victor</dc:creator>
    <meta:creation-date>2018-07-17T13:19:00Z</meta:creation-date>
    <dc:date>2019-04-17T20:18:00Z</dc:date>
    <meta:template xlink:href="Normal.dotm" xlink:type="simple"/>
    <meta:editing-cycles>155</meta:editing-cycles>
    <meta:editing-duration>PT198240S</meta:editing-duration>
    <meta:document-statistic meta:page-count="10" meta:paragraph-count="43" meta:word-count="3237" meta:character-count="21648" meta:row-count="153" meta:non-whitespace-character-count="18454"/>
  </office:meta>
</office:document-meta>
</file>